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9154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5" style:family="table-column">
      <style:table-column-properties fo:break-before="auto" style:column-width="1.628in"/>
    </style:style>
    <style:style style:name="co19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46" style:family="table-column">
      <style:table-column-properties fo:break-before="auto" style:column-width="1.5839in"/>
    </style:style>
    <style:style style:name="co47" style:family="table-column">
      <style:table-column-properties fo:break-before="auto" style:column-width="2.0835in"/>
    </style:style>
    <style:style style:name="co48" style:family="table-column">
      <style:table-column-properties fo:break-before="auto" style:column-width="1.289in"/>
    </style:style>
    <style:style style:name="co49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1.1453in"/>
    </style:style>
    <style:style style:name="co17" style:family="table-column">
      <style:table-column-properties fo:break-before="auto" style:column-width="2.25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2.3in"/>
    </style:style>
    <style:style style:name="co30" style:family="table-column">
      <style:table-column-properties fo:break-before="auto" style:column-width="1.3543in"/>
    </style:style>
    <style:style style:name="co31" style:family="table-column">
      <style:table-column-properties fo:break-before="auto" style:column-width="1.0854in"/>
    </style:style>
    <style:style style:name="co32" style:family="table-column">
      <style:table-column-properties fo:break-before="auto" style:column-width="2.1146in"/>
    </style:style>
    <style:style style:name="co33" style:family="table-column">
      <style:table-column-properties fo:break-before="auto" style:column-width="0.7126in"/>
    </style:style>
    <style:style style:name="co34" style:family="table-column">
      <style:table-column-properties fo:break-before="auto" style:column-width="0.8626in"/>
    </style:style>
    <style:style style:name="co35" style:family="table-column">
      <style:table-column-properties fo:break-before="auto" style:column-width="1.5402in"/>
    </style:style>
    <style:style style:name="co36" style:family="table-column">
      <style:table-column-properties fo:break-before="auto" style:column-width="1.6165in"/>
    </style:style>
    <style:style style:name="co37" style:family="table-column">
      <style:table-column-properties fo:break-before="auto" style:column-width="1.6492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1.0161in"/>
    </style:style>
    <style:style style:name="co40" style:family="table-column">
      <style:table-column-properties fo:break-before="auto" style:column-width="1.1299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5291in"/>
    </style:style>
    <style:style style:name="co43" style:family="table-column">
      <style:table-column-properties fo:break-before="auto" style:column-width="0.7646in"/>
    </style:style>
    <style:style style:name="co44" style:family="table-column">
      <style:table-column-properties fo:break-before="auto" style:column-width="0.8083in"/>
    </style:style>
    <style:style style:name="co45" style:family="table-column">
      <style:table-column-properties fo:break-before="auto" style:column-width="1.6819in"/>
    </style:style>
    <style:style style:name="co50" style:family="table-column">
      <style:table-column-properties fo:break-before="auto" style:column-width="1.7146in"/>
    </style:style>
    <style:style style:name="co51" style:family="table-column">
      <style:table-column-properties fo:break-before="auto" style:column-width="1.7256in"/>
    </style:style>
    <style:style style:name="co52" style:family="table-column">
      <style:table-column-properties fo:break-before="auto" style:column-width="1.7583in"/>
    </style:style>
    <style:style style:name="co53" style:family="table-column">
      <style:table-column-properties fo:break-before="auto" style:column-width="1.4201in"/>
    </style:style>
    <style:style style:name="co54" style:family="table-column">
      <style:table-column-properties fo:break-before="auto" style:column-width="1.9984in"/>
    </style:style>
    <style:style style:name="co55" style:family="table-column">
      <style:table-column-properties fo:break-before="auto" style:column-width="2.3264in"/>
    </style:style>
    <style:style style:name="co56" style:family="table-column">
      <style:table-column-properties fo:break-before="auto" style:column-width="2.2835in"/>
    </style:style>
    <style:style style:name="ro41" style:family="table-row">
      <style:table-row-properties style:row-height="0.6736in" fo:break-before="auto" style:use-optimal-row-height="false"/>
    </style:style>
    <style:style style:name="ro42" style:family="table-row">
      <style:table-row-properties style:row-height="0.2591in" fo:break-before="auto" style:use-optimal-row-height="false"/>
    </style:style>
    <style:style style:name="ro43" style:family="table-row">
      <style:table-row-properties style:row-height="0.1839in" fo:break-before="auto" style:use-optimal-row-height="true"/>
    </style:style>
    <style:style style:name="ro44" style:family="table-row">
      <style:table-row-properties style:row-height="0.33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53" style:family="table-row">
      <style:table-row-properties style:row-height="0.2484in" fo:break-before="auto" style:use-optimal-row-height="false"/>
    </style:style>
    <style:style style:name="ro54" style:family="table-row">
      <style:table-row-properties style:row-height="0.5075in" fo:break-before="auto" style:use-optimal-row-height="false"/>
    </style:style>
    <style:style style:name="ro55" style:family="table-row">
      <style:table-row-properties style:row-height="0.5492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4346in" fo:break-before="auto" style:use-optimal-row-height="false"/>
    </style:style>
    <style:style style:name="ro58" style:family="table-row">
      <style:table-row-properties style:row-height="0.211in" fo:break-before="auto" style:use-optimal-row-height="true"/>
    </style:style>
    <style:style style:name="ro40" style:family="table-row">
      <style:table-row-properties style:row-height="0.2898in" fo:break-before="auto" style:use-optimal-row-height="false"/>
    </style:style>
    <style:style style:name="ro45" style:family="table-row">
      <style:table-row-properties style:row-height="0.1957in" fo:break-before="auto" style:use-optimal-row-height="true"/>
    </style:style>
    <style:style style:name="ro46" style:family="table-row">
      <style:table-row-properties style:row-height="0.3126in" fo:break-before="auto" style:use-optimal-row-height="true"/>
    </style:style>
    <style:style style:name="ro47" style:family="table-row">
      <style:table-row-properties style:row-height="0.352in" fo:break-before="auto" style:use-optimal-row-height="true"/>
    </style:style>
    <style:style style:name="ro48" style:family="table-row">
      <style:table-row-properties style:row-height="0.1945in" fo:break-before="auto" style:use-optimal-row-height="true"/>
    </style:style>
    <style:style style:name="ro49" style:family="table-row">
      <style:table-row-properties style:row-height="1.0154in" fo:break-before="auto" style:use-optimal-row-height="true"/>
    </style:style>
    <style:style style:name="ro50" style:family="table-row">
      <style:table-row-properties style:row-height="0.302in" fo:break-before="auto" style:use-optimal-row-height="false"/>
    </style:style>
    <style:style style:name="ro51" style:family="table-row">
      <style:table-row-properties style:row-height="0.5181in" fo:break-before="auto" style:use-optimal-row-height="true"/>
    </style:style>
    <style:style style:name="ro52" style:family="table-row">
      <style:table-row-properties style:row-height="1.5752in" fo:break-before="auto" style:use-optimal-row-height="true"/>
    </style:style>
    <style:style style:name="ro59" style:family="table-row">
      <style:table-row-properties style:row-height="1.7307in" fo:break-before="auto" style:use-optimal-row-height="true"/>
    </style:style>
    <style:style style:name="ro60" style:family="table-row">
      <style:table-row-properties style:row-height="0.6445in" fo:break-before="auto" style:use-optimal-row-height="true"/>
    </style:style>
    <style:style style:name="ro61" style:family="table-row">
      <style:table-row-properties style:row-height="1.1165in" fo:break-before="auto" style:use-optimal-row-height="true"/>
    </style:style>
    <style:style style:name="ro62" style:family="table-row">
      <style:table-row-properties style:row-height="0.9555in" fo:break-before="auto" style:use-optimal-row-height="true"/>
    </style:style>
    <style:style style:name="ro63" style:family="table-row">
      <style:table-row-properties style:row-height="0.4953in" fo:break-before="auto" style:use-optimal-row-height="true"/>
    </style:style>
    <style:style style:name="ro64" style:family="table-row">
      <style:table-row-properties style:row-height="2.1972in" fo:break-before="auto" style:use-optimal-row-height="true"/>
    </style:style>
    <style:style style:name="ro65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background-color="#cccccc"/>
      <style:text-properties fo:color="#0000ff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3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9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9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103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48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70" style:family="table-cell" style:parent-style-name="Default">
      <style:text-properties fo:font-weight="normal"/>
    </style:style>
    <style:style style:name="ce171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9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2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1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2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2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fo:font-weight="bold"/>
    </style:style>
    <style:style style:name="T16" style:family="text">
      <style:text-properties style:font-name="Arial" style:font-name-asian="Lucida Sans Unicode" style:font-name-complex="Tahoma2"/>
    </style:style>
    <style:style style:name="T3" style:family="text">
      <style:text-properties style:font-name="Arial"/>
    </style:style>
    <style:style style:name="T4" style:family="text">
      <style:text-properties style:font-name-asian="Arial" style:font-name-complex="Tahoma"/>
    </style:style>
    <style:style style:name="T5" style:family="text">
      <style:text-properties fo:font-weight="normal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5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ce132"/>
        <table:table-column table:style-name="co17" table:default-cell-style-name="ce132"/>
        <table:table-column table:style-name="co22" table:default-cell-style-name="ce150"/>
        <table:table-column table:style-name="co23" table:default-cell-style-name="ce132"/>
        <table:table-column table:style-name="co24" table:default-cell-style-name="ce132"/>
        <table:table-column table:style-name="co30" table:default-cell-style-name="ce104"/>
        <table:table-column table:style-name="co31" table:default-cell-style-name="ce162"/>
        <table:table-column table:style-name="co32" table:default-cell-style-name="ce105"/>
        <table:table-column table:style-name="co33" table:default-cell-style-name="ce132"/>
        <table:table-row table:style-name="ro40">
          <table:table-cell table:style-name="ce103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5">
          <table:table-cell table:style-name="ce103"/>
          <table:table-cell table:style-name="ce133"/>
          <table:table-cell table:style-name="ce103" table:number-columns-repeated="2"/>
          <table:table-cell table:style-name="ce105" table:number-columns-repeated="3"/>
          <table:table-cell table:number-columns-repeated="249"/>
        </table:table-row>
        <table:table-row table:style-name="ro46">
          <table:table-cell table:style-name="ce103"/>
          <table:table-cell table:style-name="ce134" office:value-type="string">
            <text:p>DMS_Admin TEST CASES</text:p>
          </table:table-cell>
          <table:table-cell table:style-name="ce104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3"/>
          <table:table-cell table:style-name="ce135" office:value-type="string">
            <text:p>Version:</text:p>
          </table:table-cell>
          <table:table-cell table:style-name="ce142" office:value-type="float" office:value="2.3">
            <text:p>2.3</text:p>
          </table:table-cell>
          <table:table-cell table:style-name="ce103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Issue date:</text:p>
          </table:table-cell>
          <table:table-cell table:style-name="ce144" office:value-type="date" office:date-value="2011-12-26">
            <text:p>26-Dec-11</text:p>
          </table:table-cell>
          <table:table-cell table:style-name="ce151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Name:</text:p>
          </table:table-cell>
          <table:table-cell table:style-name="ce145" office:value-type="string">
            <text:p>Enterprise Content Management System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Project Code:</text:p>
          </table:table-cell>
          <table:table-cell table:style-name="ce145" office:value-type="string">
            <text:p>ECMS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Module:</text:p>
          </table:table-cell>
          <table:table-cell table:style-name="ce145" office:value-type="string">
            <text:p>ECMS Administration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5" office:value-type="string">
            <text:p>Total Cases:</text:p>
          </table:table-cell>
          <table:table-cell table:style-name="ce146" table:formula="of:=SUM([Manage_Tags.C4:Manage_Locks.C4])" office:value-type="float" office:value="200">
            <text:p>200</text:p>
          </table:table-cell>
          <table:table-cell table:style-name="ce152"/>
          <table:table-cell table:style-name="ce104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 office:value-type="string">
            <text:p>Test Status</text:p>
          </table:table-cell>
          <table:table-cell table:style-name="ce147" office:value-type="string">
            <text:p>Passed</text:p>
          </table:table-cell>
          <table:table-cell table:style-name="ce153" office:value-type="string">
            <text:p><text:s/>Test is OK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Blocked</text:p>
          </table:table-cell>
          <table:table-cell table:style-name="ce153" office:value-type="string">
            <text:p>Could not run the test (another bug is blocking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Failed</text:p>
          </table:table-cell>
          <table:table-cell table:style-name="ce154" office:value-type="string">
            <text:p>Test failed, a bug is entered on it (please add the bug ID)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7" office:value-type="string">
            <text:p>N/A</text:p>
          </table:table-cell>
          <table:table-cell table:style-name="ce154" office:value-type="string">
            <text:p>Test is not possible to run on this version </text:p>
          </table:table-cell>
          <table:table-cell table:style-name="ce148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4"/>
          <table:table-cell table:style-name="ce136"/>
          <table:table-cell table:style-name="ce148" table:number-columns-repeated="3"/>
          <table:table-cell/>
          <table:table-cell table:style-name="ce104"/>
          <table:table-cell table:number-columns-repeated="249"/>
        </table:table-row>
        <table:table-row table:style-name="ro45">
          <table:table-cell table:style-name="ce105"/>
          <table:table-cell table:style-name="ce137" office:value-type="string">
            <text:p>Record of change:</text:p>
          </table:table-cell>
          <table:table-cell table:style-name="ce105" table:number-columns-repeated="5"/>
          <table:table-cell table:number-columns-repeated="249"/>
        </table:table-row>
        <table:table-row table:style-name="ro47">
          <table:table-cell table:style-name="ce106"/>
          <table:table-cell table:style-name="ce138" office:value-type="string">
            <text:p>Effective Date</text:p>
          </table:table-cell>
          <table:table-cell table:style-name="ce149" office:value-type="string">
            <text:p>Version</text:p>
          </table:table-cell>
          <table:table-cell table:style-name="ce149" office:value-type="string">
            <text:p>Change location</text:p>
          </table:table-cell>
          <table:table-cell table:style-name="ce149" office:value-type="string">
            <text:p>Change description</text:p>
          </table:table-cell>
          <table:table-cell table:style-name="ce149" office:value-type="string">
            <text:p>Originator</text:p>
          </table:table-cell>
          <table:table-cell table:style-name="ce164" office:value-type="string">
            <text:p>Reviewer/</text:p>
            <text:p>Approver</text:p>
          </table:table-cell>
          <table:table-cell table:style-name="ce165" office:value-type="string">
            <text:p>Reference</text:p>
          </table:table-cell>
          <table:table-cell table:style-name="ce106" table:number-columns-repeated="248"/>
        </table:table-row>
        <table:table-row table:style-name="ro48">
          <table:table-cell table:style-name="ce106"/>
          <table:table-cell table:style-name="ce139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55"/>
          <table:table-cell table:style-name="ce157" office:value-type="string">
            <text:p>Update test case based on ECM 2.1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49">
          <table:table-cell table:style-name="ce106"/>
          <table:table-cell table:style-name="ce140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55"/>
          <table:table-cell table:style-name="ce158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62" office:value-type="string">
            <text:p>Hanh.Ly</text:p>
          </table:table-cell>
          <table:table-cell/>
          <table:table-cell table:style-name="ce166"/>
          <table:table-cell table:style-name="ce106" table:number-columns-repeated="248"/>
        </table:table-row>
        <table:table-row table:style-name="ro50">
          <table:table-cell table:style-name="ce107"/>
          <table:table-cell table:style-name="ce140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55"/>
          <table:table-cell table:style-name="ce158" office:value-type="string">
            <text:p>Update test case based on ECM 2.2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55"/>
          <table:table-cell table:style-name="ce158" office:value-type="string">
            <text:p>Update test case: Manage node type, Add permission for category</text:p>
          </table:table-cell>
          <table:table-cell table:style-name="ce162"/>
          <table:table-cell/>
          <table:table-cell table:style-name="ce167"/>
          <table:table-cell table:style-name="ce107" table:number-columns-repeated="248"/>
        </table:table-row>
        <table:table-row table:style-name="ro47">
          <table:table-cell table:style-name="ce107"/>
          <table:table-cell table:style-name="ce140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55"/>
          <table:table-cell table:style-name="ce158" office:value-type="string">
            <text:p>Add new function: Manage Taxonomy Tree (ADM_15)</text:p>
          </table:table-cell>
          <table:table-cell table:style-name="ce162" office:value-type="string">
            <text:p>Hanh.Ly</text:p>
          </table:table-cell>
          <table:table-cell/>
          <table:table-cell table:style-name="ce167"/>
          <table:table-cell table:style-name="ce107" table:number-columns-repeated="248"/>
        </table:table-row>
        <table:table-row table:style-name="ro51">
          <table:table-cell/>
          <table:table-cell table:style-name="ce140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55"/>
          <table:table-cell table:style-name="ce158" office:value-type="string">
            <text:p>- Add Affect column to comment when one case is not in used at current version with N/A</text:p>
          </table:table-cell>
          <table:table-cell table:style-name="ce162" office:value-type="string">
            <text:p>minh.nguyen</text:p>
          </table:table-cell>
          <table:table-cell/>
          <table:table-cell table:style-name="ce162"/>
          <table:table-cell table:number-columns-repeated="248"/>
        </table:table-row>
        <table:table-row table:style-name="ro51">
          <table:table-cell/>
          <table:table-cell table:style-name="ce140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55"/>
          <table:table-cell table:style-name="ce158" office:value-type="string">
            <text:p>- ADM_05: N/A</text:p>
            <text:p>- Add cases ADM_15_05_01 -&gt;ADM_15_05_05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55"/>
          <table:table-cell table:style-name="ce158" office:value-type="string">
            <text:p>Add ADM_16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55"/>
          <table:table-cell table:style-name="ce158" office:value-type="string">
            <text:p>Add ADM_17</text:p>
          </table:table-cell>
          <table:table-cell table:style-name="ce162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0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55"/>
          <table:table-cell table:style-name="ce158" office:value-type="string">
            <text:p>ADM_11_05: Lookup Node Type</text:p>
          </table:table-cell>
          <table:table-cell table:style-name="ce162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56"/>
          <table:table-cell table:style-name="ce159" office:value-type="string">
            <text:p>Update Priority for test case</text:p>
          </table:table-cell>
          <table:table-cell table:style-name="ce161" office:value-type="string">
            <text:p>Dung.nguyenthi</text:p>
          </table:table-cell>
          <table:table-cell/>
          <table:table-cell table:style-name="ce162"/>
          <table:table-cell table:number-columns-repeated="248"/>
        </table:table-row>
        <table:table-row table:style-name="ro8">
          <table:table-cell/>
          <table:table-cell table:style-name="ce141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56"/>
          <table:table-cell table:style-name="ce160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8">
          <table:table-cell/>
          <table:table-cell table:style-name="ce141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56"/>
          <table:table-cell table:style-name="ce161" office:value-type="string">
            <text:p>Update Related function </text:p>
          </table:table-cell>
          <table:table-cell table:style-name="ce161" office:value-type="string">
            <text:p>Hanh.Ly</text:p>
          </table:table-cell>
          <table:table-cell/>
          <table:table-cell table:style-name="ce162"/>
          <table:table-cell table:number-columns-repeated="248"/>
        </table:table-row>
        <table:table-row table:style-name="ro47">
          <table:table-cell/>
          <table:table-cell table:style-name="ce141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150"/>
          <table:table-cell table:style-name="ce157" office:value-type="string">
            <text:p>Update test case based on ECM 2.3.x</text:p>
          </table:table-cell>
          <table:table-cell table:style-name="ce163" office:value-type="string">
            <text:p>Ha.Khuat</text:p>
          </table:table-cell>
          <table:table-cell table:style-name="ce163" table:number-columns-repeated="2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row table:style-name="ro48">
          <table:table-cell table:number-columns-repeated="2"/>
          <table:table-cell table:style-name="ce132"/>
          <table:table-cell table:number-columns-repeated="2"/>
          <table:table-cell table:style-name="ce132" table:number-columns-repeated="3"/>
          <table:table-cell table:number-columns-repeated="248"/>
        </table:table-row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  <table:table-column table:style-name="co33" table:default-cell-style-name="ce132"/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5];[.$K1])" office:value-type="float" office:value="0">
            <text:p>0</text:p>
          </table:table-cell>
          <table:table-cell table:style-name="ce85" table:formula="of:=COUNTIF([.M$7:.M$735];[.$K1])" office:value-type="float" office:value="0">
            <text:p>0</text:p>
          </table:table-cell>
          <table:table-cell table:style-name="ce85" table:formula="of:=COUNTIF([.N$7:.N$735];[.$K1])" office:value-type="float" office:value="0">
            <text:p>0</text:p>
          </table:table-cell>
          <table:table-cell table:style-name="ce85" table:formula="of:=COUNTIF([.O$7:.O$73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35];[.$K2])" office:value-type="float" office:value="0">
            <text:p>0</text:p>
          </table:table-cell>
          <table:table-cell table:style-name="ce85" table:formula="of:=COUNTIF([.M$7:.M$735];[.$K2])" office:value-type="float" office:value="0">
            <text:p>0</text:p>
          </table:table-cell>
          <table:table-cell table:style-name="ce85" table:formula="of:=COUNTIF([.N$7:.N$735];[.$K2])" office:value-type="float" office:value="0">
            <text:p>0</text:p>
          </table:table-cell>
          <table:table-cell table:style-name="ce85" table:formula="of:=COUNTIF([.O$7:.O$73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ags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35];[.$K3])" office:value-type="float" office:value="0">
            <text:p>0</text:p>
          </table:table-cell>
          <table:table-cell table:style-name="ce85" table:formula="of:=COUNTIF([.M$7:.M$735];[.$K3])" office:value-type="float" office:value="0">
            <text:p>0</text:p>
          </table:table-cell>
          <table:table-cell table:style-name="ce85" table:formula="of:=COUNTIF([.N$7:.N$735];[.$K3])" office:value-type="float" office:value="0">
            <text:p>0</text:p>
          </table:table-cell>
          <table:table-cell table:style-name="ce85" table:formula="of:=COUNTIF([.O$7:.O$73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0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35];[.$K4])" office:value-type="float" office:value="0">
            <text:p>0</text:p>
          </table:table-cell>
          <table:table-cell table:style-name="ce85" table:formula="of:=COUNTIF([.M$7:.M$735];[.$K4])" office:value-type="float" office:value="0">
            <text:p>0</text:p>
          </table:table-cell>
          <table:table-cell table:style-name="ce85" table:formula="of:=COUNTIF([.N$7:.N$735];[.$K4])" office:value-type="float" office:value="0">
            <text:p>0</text:p>
          </table:table-cell>
          <table:table-cell table:style-name="ce85" table:formula="of:=COUNTIF([.O$7:.O$73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35];[.$K5])" office:value-type="float" office:value="0">
            <text:p>0</text:p>
          </table:table-cell>
          <table:table-cell table:style-name="ce85" table:formula="of:=COUNTIF([.M$7:.M$735];[.$K5])" office:value-type="float" office:value="0">
            <text:p>0</text:p>
          </table:table-cell>
          <table:table-cell table:style-name="ce85" table:formula="of:=COUNTIF([.N$7:.N$735];[.$K5])" office:value-type="float" office:value="0">
            <text:p>0</text:p>
          </table:table-cell>
          <table:table-cell table:style-name="ce85" table:formula="of:=COUNTIF([.O$7:.O$73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8">
          <table:table-cell table:style-name="ce168" office:value-type="float" office:value="1">
            <text:p>1.00</text:p>
          </table:table-cell>
          <table:table-cell table:style-name="ce42" office:value-type="string">
            <text:p>FNC_ECMS_ADM_TAG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input valid data 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input valid data 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Change the properties you want</text:p>
            <text:p>- Click ''Update'' button</text:p>
          </table:table-cell>
          <table:table-cell table:style-name="ce194" office:value-type="string">
            <text:p>Style of tag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format of 'document range' field is <text:s/>a..b or a..* with a,b is not positive integer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Put <text:span text:style-name="T3">invalid data in </text:span><text:span text:style-name="T3">'Document range' field </text:span><text:span text:style-name="T3">like 0..j</text:span>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document range' field is blank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document range' field is blank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Do not put data in 'Document range' field</text:p>
            <text:p>- Click ''Update'' button</text:p>
          </table:table-cell>
          <table:table-cell table:style-name="ce194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Test Edit Tags Function when 'Html style' is bank.</text:p>
          </table:table-cell>
          <table:table-cell table:style-name="ce174" office:value-type="string">
            <text:p>Step 1: Open Manage Tags form</text:p>
          </table:table-cell>
          <table:table-cell table:style-name="ce174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94" office:value-type="string">
            <text:p>Manage Tag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2: Open form to edit tag's style</text:p>
          </table:table-cell>
          <table:table-cell table:style-name="ce174" office:value-type="string">
            <text:p>Click 'Edit' icon on a tag's style you want to edit</text:p>
          </table:table-cell>
          <table:table-cell table:style-name="ce194" office:value-type="string">
            <text:p>Edit tag style configuration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Test Edit Tags Function when 'Html style' is bank.</text:p>
          </table:table-cell>
          <table:table-cell table:style-name="ce174" office:value-type="string">
            <text:p>Step 3: Edit Tags</text:p>
          </table:table-cell>
          <table:table-cell table:style-name="ce174" office:value-type="string">
            <text:p>- Leave the content of 'Html style' blank</text:p>
            <text:p>- Click ''Update'' button</text:p>
          </table:table-cell>
          <table:table-cell table:style-name="ce194" office:value-type="string">
            <text:p>Show message “The field "HTML Style" is required. 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table:style-name="ce174" office:value-type="string">
            <text:p>Step 1: Create node</text:p>
          </table:table-cell>
          <table:table-cell table:style-name="ce174" office:value-type="string">
            <text:p>- Go to Content Explorer </text:p>
            <text:p>- Create 1 document </text:p>
          </table:table-cell>
          <table:table-cell table:style-name="ce194" office:value-type="string">
            <text:p>Document is crea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Add tag for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add tag for document in Content Explorer</text:p>
          </table:table-cell>
          <table:table-cell table:style-name="ce174" office:value-type="string">
            <text:p>Step 3: View the displaying of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Depend on the number document which added this tag, the style of tag is displaying as the definition in Manage Tags 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TAG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table:style-name="ce174" office:value-type="string">
            <text:p>Step 1: Edit a Tags</text:p>
          </table:table-cell>
          <table:table-cell table:style-name="ce174" office:value-type="string">
            <text:p>- Go to Group/ Content Manager's pages/ Administration \Manage Tags</text:p>
            <text:p>- Edit style of normal Tags </text:p>
          </table:table-cell>
          <table:table-cell table:style-name="ce194" office:value-type="string">
            <text:p>The style of normal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2: Add tag for document</text:p>
          </table:table-cell>
          <table:table-cell table:style-name="ce174" office:value-type="string">
            <text:p>- Go to Content Explorer</text:p>
            <text:p>- Create 1 document</text:p>
            <text:p>- Add tag for this document</text:p>
          </table:table-cell>
          <table:table-cell table:style-name="ce194" office:value-type="string">
            <text:p>Document is added tag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AG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ategories &amp; Tags\Manage Tags\Edit</text:p>
          </table:table-cell>
          <table:table-cell table:style-name="ce174" office:value-type="string">
            <text:p>Check the displaying of tag after edit its properties in Content Explorer</text:p>
          </table:table-cell>
          <table:table-cell table:style-name="ce174" office:value-type="string">
            <text:p>Step 3: View the edited tag's style</text:p>
          </table:table-cell>
          <table:table-cell table:style-name="ce174" office:value-type="string">
            <text:p>In Control Sidebar, select 'Tag cloud'</text:p>
          </table:table-cell>
          <table:table-cell table:style-name="ce194" office:value-type="string">
            <text:p>Tag's style is edited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2" office:value-type="string">
            <text:p>FNC_ECMS_ADM_TAG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6" office:value-type="string">
            <text:p>ECMS\Admin\Categories &amp; Tags\Manage Tags\ Management</text:p>
          </table:table-cell>
          <table:table-cell table:style-name="ce113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Selected membership are listed 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7];6;1)&gt;MID([.F26];6;1);&quot;&quot;;MAX([.A$7:.A26])+1)" office:value-type="float" office:value="8">
            <text:p>8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“The field "Memberships: " is required.”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29];6;1)&gt;MID([.F28];6;1);&quot;&quot;;MAX([.A$7:.A28])+1)" office:value-type="float" office:value="9">
            <text:p>9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AG_02</text:p>
          </table:table-cell>
          <table:table-cell table:style-name="ce171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92" office:value-type="string">
            <text:p>Add group is the same with existing group in the table's list</text:p>
          </table:table-cell>
          <table:table-cell table:style-name="ce193" office:value-type="string">
            <text:p>Step 2: Add group </text:p>
          </table:table-cell>
          <table:table-cell table:style-name="ce193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93" office:value-type="string">
            <text:p>Show message alert that this group has been existed</text:p>
          </table:table-cell>
          <table:table-cell table:style-name="ce194" office:value-type="string">
            <text:p>Medium</text:p>
          </table:table-cell>
          <table:table-cell table:style-name="ce193"/>
          <table:table-cell table:style-name="ce143" table:number-columns-repeated="246"/>
        </table:table-row>
        <table:table-row table:style-name="ro21">
          <table:table-cell table:style-name="ce63" table:formula="of:=IF(MID([.F31];6;1)&gt;MID([.F30];6;1);&quot;&quot;;MAX([.A$7:.A30])+1)" office:value-type="float" office:value="10">
            <text:p>10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3];6;1)&gt;MID([.F32];6;1);&quot;&quot;;MAX([.A$7:.A32])+1)" office:value-type="float" office:value="11">
            <text:p>11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19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1">
          <table:table-cell table:style-name="ce63" table:formula="of:=IF(MID([.F35];6;1)&gt;MID([.F34];6;1);&quot;&quot;;MAX([.A$7:.A34])+1)" office:value-type="float" office:value="12">
            <text:p>12.00</text:p>
          </table:table-cell>
          <table:table-cell table:style-name="ce43" office:value-type="string">
            <text:p>FNC_ECMS_ADM_TAG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13" office:value-type="string">
            <text:p>Check right of group in Content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>
            <text:p>hai.nguyen</text:p>
          </table:table-cell>
          <table:table-cell table:number-columns-repeated="245"/>
        </table:table-row>
        <table:table-row table:style-name="ro21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>
            <text:p>hai.nguyen</text:p>
          </table:table-cell>
          <table:table-cell table:number-columns-repeated="245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G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73" office:value-type="string">
            <text:p>ECMS\Admin\Categories &amp; Tags\Manage Tags\ Management</text:p>
          </table:table-cell>
          <table:table-cell table:style-name="ce169" office:value-type="string">
            <text:p>Check right of group in Content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>
            <text:p>hai.nguyen</text:p>
          </table:table-cell>
          <table:table-cell table:number-columns-repeated="245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table:table-column table:style-name="co10" table:default-cell-style-name="Default"/>
        <table:table-column table:style-name="co10" table:default-cell-style-name="ce17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5];[.$K1])" office:value-type="float" office:value="0">
            <text:p>0</text:p>
          </table:table-cell>
          <table:table-cell table:style-name="ce85" table:formula="of:=COUNTIF([.M$7:.M$855];[.$K1])" office:value-type="float" office:value="0">
            <text:p>0</text:p>
          </table:table-cell>
          <table:table-cell table:style-name="ce85" table:formula="of:=COUNTIF([.N$7:.N$855];[.$K1])" office:value-type="float" office:value="0">
            <text:p>0</text:p>
          </table:table-cell>
          <table:table-cell table:style-name="ce85" table:formula="of:=COUNTIF([.O$7:.O$855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855];[.$K2])" office:value-type="float" office:value="0">
            <text:p>0</text:p>
          </table:table-cell>
          <table:table-cell table:style-name="ce85" table:formula="of:=COUNTIF([.M$7:.M$855];[.$K2])" office:value-type="float" office:value="0">
            <text:p>0</text:p>
          </table:table-cell>
          <table:table-cell table:style-name="ce85" table:formula="of:=COUNTIF([.N$7:.N$855];[.$K2])" office:value-type="float" office:value="0">
            <text:p>0</text:p>
          </table:table-cell>
          <table:table-cell table:style-name="ce85" table:formula="of:=COUNTIF([.O$7:.O$855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Categori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855];[.$K3])" office:value-type="float" office:value="0">
            <text:p>0</text:p>
          </table:table-cell>
          <table:table-cell table:style-name="ce85" table:formula="of:=COUNTIF([.M$7:.M$855];[.$K3])" office:value-type="float" office:value="0">
            <text:p>0</text:p>
          </table:table-cell>
          <table:table-cell table:style-name="ce85" table:formula="of:=COUNTIF([.N$7:.N$855];[.$K3])" office:value-type="float" office:value="0">
            <text:p>0</text:p>
          </table:table-cell>
          <table:table-cell table:style-name="ce85" table:formula="of:=COUNTIF([.O$7:.O$855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40])" office:value-type="float" office:value="43" table:number-columns-spanned="3" table:number-rows-spanned="1">
            <text:p>43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855];[.$K4])" office:value-type="float" office:value="0">
            <text:p>0</text:p>
          </table:table-cell>
          <table:table-cell table:style-name="ce85" table:formula="of:=COUNTIF([.M$7:.M$855];[.$K4])" office:value-type="float" office:value="0">
            <text:p>0</text:p>
          </table:table-cell>
          <table:table-cell table:style-name="ce85" table:formula="of:=COUNTIF([.N$7:.N$855];[.$K4])" office:value-type="float" office:value="0">
            <text:p>0</text:p>
          </table:table-cell>
          <table:table-cell table:style-name="ce85" table:formula="of:=COUNTIF([.O$7:.O$855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5">
          <table:table-cell/>
          <table:table-cell table:style-name="ce169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855];[.$K5])" office:value-type="float" office:value="0">
            <text:p>0</text:p>
          </table:table-cell>
          <table:table-cell table:style-name="ce85" table:formula="of:=COUNTIF([.M$7:.M$855];[.$K5])" office:value-type="float" office:value="0">
            <text:p>0</text:p>
          </table:table-cell>
          <table:table-cell table:style-name="ce85" table:formula="of:=COUNTIF([.N$7:.N$855];[.$K5])" office:value-type="float" office:value="0">
            <text:p>0</text:p>
          </table:table-cell>
          <table:table-cell table:style-name="ce85" table:formula="of:=COUNTIF([.O$7:.O$855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CA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put valid data in all field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8];6;1)&gt;MID([.F7];6;1);[.C7];[.C7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2: Select Category name, workspace, home path</text:p>
          </table:table-cell>
          <table:table-cell table:style-name="ce58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58" office:value-type="string">
            <text:p>Fields are inputted value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9];6;1)&gt;MID([.F8];6;1);[.C8];[.C8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3: Select permission for Category tree</text:p>
          </table:table-cell>
          <table:table-cell table:style-name="ce58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58" office:value-type="string">
            <text:p>Category tree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0];6;1)&gt;MID([.F9];6;1);[.C9];[.C9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4: Add action for Category tree</text:p>
          </table:table-cell>
          <table:table-cell table:style-name="ce58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Category is crea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1];6;1)&gt;MID([.F10];6;1);[.C10];[.C10]+1)" office:value-type="float" office:value="1">
            <text:p>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put valid data in all <text:s/>fields</text:p>
          </table:table-cell>
          <table:table-cell table:style-name="ce58" office:value-type="string">
            <text:p>Step 5: Finish adding Category tree by add, copy, cut, paste, set permission for Category </text:p>
          </table:table-cell>
          <table:table-cell table:style-name="ce58" office:value-type="string">
            <text:p>- Add new/ cut/ copy/ delete/ add permission in Category tree</text:p>
          </table:table-cell>
          <table:table-cell table:style-name="ce58" office:value-type="string">
            <text:p>A new Category is add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2];6;1)&gt;MID([.F11];6;1);[.C11];[.C11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3];6;1)&gt;MID([.F12];6;1);[.C12];[.C12]+1)" office:value-type="float" office:value="2">
            <text:p>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Tree when “Name” field is blank</text:p>
          </table:table-cell>
          <table:table-cell table:style-name="ce58" office:value-type="string">
            <text:p>Step 2: Add new Categor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4];6;1)&gt;MID([.F13];6;1);&quot;&quot;;MAX([.A$7:.A13])+1)" office:value-type="float" office:value="3">
            <text:p>3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4];6;1)&gt;MID([.F13];6;1);[.C13];[.C13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5];6;1)&gt;MID([.F14];6;1);[.C14];[.C14]+1)" office:value-type="float" office:value="3">
            <text:p>3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Category when name field contain special characters</text:p>
          </table:table-cell>
          <table:table-cell table:style-name="ce58" office:value-type="string">
            <text:p>Step 2: Add new Categor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6];6;1)&gt;MID([.F15];6;1);[.C15];[.C15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7];6;1)&gt;MID([.F16];6;1);[.C16];[.C16]+1)" office:value-type="float" office:value="4">
            <text:p>4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74" office:value-type="string">
            <text:p>Add new Category has the same name with existing Category </text:p>
          </table:table-cell>
          <table:table-cell table:style-name="ce58" office:value-type="string">
            <text:p>Step 2: Add Category has the same name with existing Category</text:p>
          </table:table-cell>
          <table:table-cell table:style-name="ce58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58" office:value-type="string">
            <text:p>Show message alert that this Category is the same name with existing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18];6;1)&gt;MID([.F17];6;1);&quot;&quot;;MAX([.A$7:.A17])+1)" office:value-type="float" office:value="5">
            <text:p>5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18];6;1)&gt;MID([.F17];6;1);[.C17];[.C17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Home path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19];6;1)&gt;MID([.F18];6;1);[.C18];[.C18]+1)" office:value-type="float" office:value="5">
            <text:p>5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Home path” field is blank</text:p>
          </table:table-cell>
          <table:table-cell table:style-name="ce58" office:value-type="string">
            <text:p>Step 2: Add new Category tree when Home path is blank</text:p>
          </table:table-cell>
          <table:table-cell table:style-name="ce58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58" office:value-type="string">
            <text:p>Move to Set permission scree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0];6;1)&gt;MID([.F19];6;1);&quot;&quot;;MAX([.A$7:.A19])+1)" office:value-type="float" office:value="6">
            <text:p>6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0];6;1)&gt;MID([.F19];6;1);[.C19];[.C19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Category when “Permission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1];6;1)&gt;MID([.F20];6;1);[.C20];[.C20]+1)" office:value-type="float" office:value="6">
            <text:p>6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Category when “Permission” field is blank</text:p>
          </table:table-cell>
          <table:table-cell table:style-name="ce58" office:value-type="string">
            <text:p>Step 2: Do not set permission for Category tree</text:p>
          </table:table-cell>
          <table:table-cell table:style-name="ce58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58" office:value-type="string">
            <text:p>Show message alert that you must add the permission for this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2];6;1)&gt;MID([.F21];6;1);&quot;&quot;;MAX([.A$7:.A21])+1)" office:value-type="float" office:value="7">
            <text:p>7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2];6;1)&gt;MID([.F21];6;1);[.C21];[.C21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3];6;1)&gt;MID([.F22];6;1);[.C22];[.C22]+1)" office:value-type="float" office:value="7">
            <text:p>7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4];6;1)&gt;MID([.F23];6;1);&quot;&quot;;MAX([.A$7:.A23])+1)" office:value-type="float" office:value="8">
            <text:p>8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4];6;1)&gt;MID([.F23];6;1);[.C23];[.C23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5];6;1)&gt;MID([.F24];6;1);[.C24];[.C24]+1)" office:value-type="float" office:value="8">
            <text:p>8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new Category when the action's name of Categor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not contain special characte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6];6;1)&gt;MID([.F25];6;1);&quot;&quot;;MAX([.A$7:.A25])+1)" office:value-type="float" office:value="9">
            <text:p>9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6];6;1)&gt;MID([.F25];6;1);[.C25];[.C25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7];6;1)&gt;MID([.F26];6;1);[.C26];[.C26]+1)" office:value-type="float" office:value="9">
            <text:p>9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Add action for Categor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28];6;1)&gt;MID([.F27];6;1);&quot;&quot;;MAX([.A$7:.A27])+1)" office:value-type="float" office:value="10">
            <text:p>10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28];6;1)&gt;MID([.F27];6;1);[.C27];[.C27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29];6;1)&gt;MID([.F28];6;1);[.C28];[.C28]+1)" office:value-type="float" office:value="10">
            <text:p>10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197" office:value-type="string">
            <text:p>Add action for Categor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0];6;1)&gt;MID([.F29];6;1);&quot;&quot;;MAX([.A$7:.A29])+1)" office:value-type="float" office:value="11">
            <text:p>11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0];6;1)&gt;MID([.F29];6;1);[.C29];[.C29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Edit Categor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58" office:value-type="string">
            <text:p>Form to edit Category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CAT_01</text:p>
          </table:table-cell>
          <table:table-cell table:style-name="ce74" table:formula="of:=IF(MID([.F31];6;1)&gt;MID([.F30];6;1);[.C30];[.C30]+1)" office:value-type="float" office:value="11">
            <text:p>11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95" office:value-type="string">
            <text:p>Edit Category</text:p>
          </table:table-cell>
          <table:table-cell table:style-name="ce58" office:value-type="string">
            <text:p>Step 2: Edit Category</text:p>
          </table:table-cell>
          <table:table-cell table:style-name="ce58" office:value-type="string">
            <text:p>Change the information of this Categor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2">
          <table:table-cell table:style-name="ce63" table:formula="of:=IF(MID([.F32];6;1)&gt;MID([.F31];6;1);&quot;&quot;;MAX([.A$7:.A31])+1)" office:value-type="float" office:value="12">
            <text:p>12.00</text:p>
          </table:table-cell>
          <table:table-cell table:style-name="ce43" office:value-type="string">
            <text:p>FNC_ECMS_ADM_CAT_01</text:p>
          </table:table-cell>
          <table:table-cell table:style-name="ce74" table:formula="of:=IF(MID([.F32];6;1)&gt;MID([.F31];6;1);[.C31];[.C31]+1)" office:value-type="float" office:value="12">
            <text:p>12.00</text:p>
          </table:table-cell>
          <table:table-cell table:style-name="ce172" office:value-type="string">
            <text:p>ECMS\Admin\Categories &amp; Tags\Manage Categories \Create</text:p>
          </table:table-cell>
          <table:table-cell table:style-name="ce48" office:value-type="string">
            <text:p>Delete Category Tree</text:p>
          </table:table-cell>
          <table:table-cell table:style-name="ce58" office:value-type="string">
            <text:p>Step 1: Delete Category tree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58" office:value-type="string">
            <text:p>Category tree is dele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4">
          <table:table-cell table:style-name="ce63" table:formula="of:=IF(MID([.F33];6;1)&gt;MID([.F32];6;1);&quot;&quot;;MAX([.A$7:.A32])+1)" office:value-type="float" office:value="13">
            <text:p>13.00</text:p>
          </table:table-cell>
          <table:table-cell table:style-name="ce42" office:value-type="string">
            <text:p>FNC_ECMS_ADM_CAT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in Sites Explorer/ System driv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4];6;1)&gt;MID([.F33];6;1);[.C33];[.C33]+1)" office:value-type="float" office:value="1">
            <text:p>1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74" office:value-type="string">
            <text:p>Check the displaying of Category in Sites Explorer/ System drive</text:p>
          </table:table-cell>
          <table:table-cell table:style-name="ce174" office:value-type="string">
            <text:p>Step 2: Check the displaying of Category tree</text:p>
          </table:table-cell>
          <table:table-cell table:style-name="ce174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94" office:value-type="string">
            <text:p>Link of The Category tree and it's child nodes are lis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5];6;1)&gt;MID([.F34];6;1);&quot;&quot;;MAX([.A$7:.A34])+1)" office:value-type="float" office:value="14">
            <text:p>14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5];6;1)&gt;MID([.F34];6;1);[.C34];[.C34]+1)" office:value-type="float" office:value="2">
            <text:p>2.00</text:p>
          </table:table-cell>
          <table:table-cell table:style-name="ce196" office:value-type="string">
            <text:p>ECMS\Admin\Categories &amp; Tags\Manage Categories \Display</text:p>
          </table:table-cell>
          <table:table-cell table:style-name="ce198" office:value-type="string">
            <text:p>Check the displaying of Category when add category for node (document/uploaded file)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6];6;1)&gt;MID([.F35];6;1);[.C35];[.C35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Go to Sites Explorer / Private dri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7];6;1)&gt;MID([.F36];6;1);[.C36];[.C36]+1)" office:value-type="float" office:value="2">
            <text:p>2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add category for node (document/uploaded file)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94" office:value-type="string">
            <text:p>Add Category form is shown. At Select Category Tab, we can see all Category tree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38];6;1)&gt;MID([.F37];6;1);&quot;&quot;;MAX([.A$7:.A37])+1)" office:value-type="float" office:value="15">
            <text:p>15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38];6;1)&gt;MID([.F37];6;1);[.C37];[.C37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39];6;1)&gt;MID([.F38];6;1);[.C38];[.C38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2: Create node</text:p>
          </table:table-cell>
          <table:table-cell table:style-name="ce199" office:value-type="string">
            <text:p>- Login by user who does not have permission to view this Category above</text:p>
            <text:p>- Create a document or upload a file</text:p>
          </table:table-cell>
          <table:table-cell table:style-name="ce194" office:value-type="string">
            <text:p>Nod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0];6;1)&gt;MID([.F39];6;1);[.C39];[.C39]+1)" office:value-type="float" office:value="3">
            <text:p>3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tree when user does not have permission to view when add category for node (document/uploaded file) </text:p>
          </table:table-cell>
          <table:table-cell table:style-name="ce199" office:value-type="string">
            <text:p>Step 3: Check the displaying of Category </text:p>
          </table:table-cell>
          <table:table-cell table:style-name="ce199" office:value-type="string">
            <text:p>- Select 'Admin' tab</text:p>
            <text:p>- Click on Manage Categories Tree icon in action bar </text:p>
          </table:table-cell>
          <table:table-cell table:style-name="ce207" office:value-type="string">
            <text:p>- User can't see Category tree 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1];6;1)&gt;MID([.F40];6;1);&quot;&quot;;MAX([.A$7:.A40])+1)" office:value-type="float" office:value="16">
            <text:p>16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1];6;1)&gt;MID([.F40];6;1);[.C40];[.C40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in Sites Explorer while creating document or uploading fil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2];6;1)&gt;MID([.F41];6;1);[.C41];[.C41]+1)" office:value-type="float" office:value="4">
            <text:p>4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in Sites Explorer while creating document or uploading file</text:p>
          </table:table-cell>
          <table:table-cell table:style-name="ce199" office:value-type="string">
            <text:p>Step 2: Check the displaying of Category in Sites Explorer</text:p>
          </table:table-cell>
          <table:table-cell table:style-name="ce199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94" office:value-type="string">
            <text:p>All category that created in Manage Category trees are listed 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3];6;1)&gt;MID([.F42];6;1);&quot;&quot;;MAX([.A$7:.A42])+1)" office:value-type="float" office:value="17">
            <text:p>17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3];6;1)&gt;MID([.F42];6;1);[.C42];[.C42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Create new Category tree</text:p>
          </table:table-cell>
          <table:table-cell table:style-name="ce194" office:value-type="string">
            <text:p>New Categor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4];6;1)&gt;MID([.F43];6;1);[.C43];[.C43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5];6;1)&gt;MID([.F44];6;1);[.C44];[.C44]+1)" office:value-type="float" office:value="5">
            <text:p>5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Category tree and its child nodes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6];6;1)&gt;MID([.F45];6;1);&quot;&quot;;MAX([.A$7:.A45])+1)" office:value-type="float" office:value="18">
            <text:p>18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6];6;1)&gt;MID([.F45];6;1);[.C45];[.C45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Set permission for this Category tree that some users cannot see it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7];6;1)&gt;MID([.F46];6;1);[.C46];[.C46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48];6;1)&gt;MID([.F47];6;1);[.C47];[.C47]+1)" office:value-type="float" office:value="6">
            <text:p>6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The Category is not shown here . User does not have permission can't <text:s/>see this Categor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63" table:formula="of:=IF(MID([.F49];6;1)&gt;MID([.F48];6;1);&quot;&quot;;MAX([.A$7:.A48])+1)" office:value-type="float" office:value="19">
            <text:p>19.00</text:p>
          </table:table-cell>
          <table:table-cell table:style-name="ce43" office:value-type="string">
            <text:p>FNC_ECMS_ADM_CAT_02</text:p>
          </table:table-cell>
          <table:table-cell table:style-name="ce74" table:formula="of:=IF(MID([.F49];6;1)&gt;MID([.F48];6;1);[.C48];[.C48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74" office:value-type="string">
            <text:p>Step 1: Create new Category tree</text:p>
          </table:table-cell>
          <table:table-cell table:style-name="ce174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9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0];6;1)&gt;MID([.F49];6;1);[.C49];[.C49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CAT_02</text:p>
          </table:table-cell>
          <table:table-cell table:style-name="ce74" table:formula="of:=IF(MID([.F51];6;1)&gt;MID([.F50];6;1);[.C50];[.C50]+1)" office:value-type="float" office:value="7">
            <text:p>7.00</text:p>
          </table:table-cell>
          <table:table-cell table:style-name="ce172" office:value-type="string">
            <text:p>ECMS\Admin\Categories &amp; Tags\Manage Categories \Display</text:p>
          </table:table-cell>
          <table:table-cell table:style-name="ce19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208" office:value-type="string">
            <text:p>User can't see category here <text:s/>which user does not have permission on it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2];6;1)&gt;MID([.F51];6;1);&quot;&quot;;MAX([.A$7:.A51])+1)" office:value-type="float" office:value="20">
            <text:p>20.00</text:p>
          </table:table-cell>
          <table:table-cell table:style-name="ce42" office:value-type="string">
            <text:p>FNC_ECMS_ADM_CAT_03</text:p>
          </table:table-cell>
          <table:table-cell table:style-name="ce74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category in Category tree when put valid data into name field</text:p>
          </table:table-cell>
          <table:table-cell table:style-name="ce203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New Category tree is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3];6;1)&gt;MID([.F52];6;1);[.C52];[.C52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4];6;1)&gt;MID([.F53];6;1);[.C53];[.C53]+1)" office:value-type="float" office:value="1">
            <text:p>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put valid data into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valid data into 'Category Name ' field</text:p>
            <text:p>- Click ''Save'' button</text:p>
          </table:table-cell>
          <table:table-cell table:style-name="ce194" office:value-type="string">
            <text:p>A new Category is add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5];6;1)&gt;MID([.F54];6;1);&quot;&quot;;MAX([.A$7:.A54])+1)" office:value-type="float" office:value="21">
            <text:p>2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5];6;1)&gt;MID([.F54];6;1);[.C54];[.C54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is blank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6];6;1)&gt;MID([.F55];6;1);[.C55];[.C55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7];6;1)&gt;MID([.F56];6;1);[.C56];[.C56]+1)" office:value-type="float" office:value="2">
            <text:p>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is blank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Do not input data into ' Category Name ' field</text:p>
            <text:p>- Click ''Save'' button</text:p>
          </table:table-cell>
          <table:table-cell table:style-name="ce194" office:value-type="string">
            <text:p>Show message to inform that The field 'Category Name' is required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58];6;1)&gt;MID([.F57];6;1);&quot;&quot;;MAX([.A$7:.A57])+1)" office:value-type="float" office:value="22">
            <text:p>2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58];6;1)&gt;MID([.F57];6;1);[.C57];[.C57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59];6;1)&gt;MID([.F58];6;1);[.C58];[.C58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0];6;1)&gt;MID([.F59];6;1);[.C59];[.C59]+1)" office:value-type="float" office:value="3">
            <text:p>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Category when name field contain special character `~# $ % &amp; * {}\/= | &lt; &gt; <text:s text:c="2"/>. <text:s/>? ; ' "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some special characters into ' Category Name ' field</text:p>
            <text:p>- Click ''Save'' button</text:p>
          </table:table-cell>
          <table:table-cell table:style-name="ce194" office:value-type="string">
            <text:p>Show message to inform that There are some invalid characters in field 'Category name'.Type another <text:s/>value, please.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1];6;1)&gt;MID([.F60];6;1);&quot;&quot;;MAX([.A$7:.A60])+1)" office:value-type="float" office:value="23">
            <text:p>2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1];6;1)&gt;MID([.F60];6;1);[.C60];[.C60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1: Create new Category tree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New Category tree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2];6;1)&gt;MID([.F61];6;1);[.C61];[.C61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2: Open form to add category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8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3];6;1)&gt;MID([.F62];6;1);[.C62];[.C62]+1)" office:value-type="float" office:value="4">
            <text:p>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new Category has the same name,level with <text:s/>existing Category in one node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94" office:value-type="string">
            <text:p>Show message to inform that the name already exists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4];6;1)&gt;MID([.F63];6;1);&quot;&quot;;MAX([.A$7:.A63])+1)" office:value-type="float" office:value="24">
            <text:p>24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4];6;1)&gt;MID([.F63];6;1);[.C63];[.C63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Check max length of name field</text:p>
          </table:table-cell>
          <table:table-cell table:style-name="ce174" office:value-type="string">
            <text:p>Step 1: Open Manage Category trees form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<text:s/>'Manage Category tre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5];6;1)&gt;MID([.F64];6;1);[.C64];[.C64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2: Open 'Add Category' <text:s/>pop-up</text:p>
          </table:table-cell>
          <table:table-cell table:style-name="ce174" office:value-type="string">
            <text:p>- Click edit icon corresponding with Category tree you want to edit</text:p>
            <text:p>- Click 'Add' icon in the left pane</text:p>
          </table:table-cell>
          <table:table-cell table:style-name="ce194" office:value-type="string">
            <text:p>A Pop-up appears to create category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6];6;1)&gt;MID([.F65];6;1);[.C65];[.C65]+1)" office:value-type="float" office:value="5">
            <text:p>5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Check max length of name field</text:p>
          </table:table-cell>
          <table:table-cell table:style-name="ce174" office:value-type="string">
            <text:p>Step 3: Add Category</text:p>
          </table:table-cell>
          <table:table-cell table:style-name="ce174" office:value-type="string">
            <text:p>- <text:s/>Put name for new Category more than 150 characters</text:p>
            <text:p>- Click ''Save'' button</text:p>
          </table:table-cell>
          <table:table-cell table:style-name="ce194" office:value-type="string">
            <text:p>Show message alert that Category name must not have more than 150 characters. 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67];6;1)&gt;MID([.F66];6;1);&quot;&quot;;MAX([.A$7:.A66])+1)" office:value-type="float" office:value="25">
            <text:p>25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67];6;1)&gt;MID([.F66];6;1);[.C66];[.C66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0" office:value-type="string">
            <text:p>Add permission for Category to user</text:p>
          </table:table-cell>
          <table:table-cell table:style-name="ce203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7" office:value-type="string">
            <text:p>A new Category tree and its sub nodes are created successfully</text:p>
          </table:table-cell>
          <table:table-cell table:style-name="ce207" office:value-type="string">
            <text:p>High</text:p>
          </table:table-cell>
          <table:table-cell table:style-name="ce207"/>
          <table:table-cell table:style-name="ce143" table:number-columns-repeated="10"/>
          <table:table-cell table:style-name="ce193" table:number-columns-repeated="204"/>
          <table:table-cell table:style-name="ce143" table:number-columns-repeated="32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8];6;1)&gt;MID([.F67];6;1);[.C67];[.C67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69];6;1)&gt;MID([.F68];6;1);[.C68];[.C68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3: Add permission for user</text:p>
          </table:table-cell>
          <table:table-cell table:style-name="ce205" office:value-type="string">
            <text:p>Select icon of user <text:s/>in 'Add a permission to that node form' </text:p>
          </table:table-cell>
          <table:table-cell table:style-name="ce204" office:value-type="string">
            <text:p><text:s/>'Select user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0];6;1)&gt;MID([.F69];6;1);[.C69];[.C69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4: Select user to add permission</text:p>
          </table:table-cell>
          <table:table-cell table:style-name="ce204" office:value-type="string">
            <text:p>Click icon corresponding with user you want to add permission</text:p>
          </table:table-cell>
          <table:table-cell table:style-name="ce204" office:value-type="string">
            <text:p><text:s/>User is selected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1];6;1)&gt;MID([.F70];6;1);[.C70];[.C70]+1)" office:value-type="float" office:value="6">
            <text:p>6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user</text:p>
          </table:table-cell>
          <table:table-cell table:style-name="ce204" office:value-type="string">
            <text:p>Step 5: Select permission for user</text:p>
          </table:table-cell>
          <table:table-cell table:style-name="ce204" office:value-type="string">
            <text:p>- Select the right for user that node</text:p>
            <text:p>- Click Save button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1">
          <table:table-cell table:style-name="ce63" table:formula="of:=IF(MID([.F72];6;1)&gt;MID([.F71];6;1);&quot;&quot;;MAX([.A$7:.A71])+1)" office:value-type="float" office:value="26">
            <text:p>26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2];6;1)&gt;MID([.F71];6;1);[.C71];[.C71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group (1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3];6;1)&gt;MID([.F72];6;1);[.C72];[.C72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4];6;1)&gt;MID([.F73];6;1);[.C73];[.C73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5];6;1)&gt;MID([.F74];6;1);[.C74];[.C74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of this group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6];6;1)&gt;MID([.F75];6;1);[.C75];[.C75]+1)" office:value-type="float" office:value="7">
            <text:p>7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group (1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that node</text:p>
            <text:p>- Click Save button</text:p>
          </table:table-cell>
          <table:table-cell table:style-name="ce204" office:value-type="string">
            <text:p>Category is added permission. All the users with added membership can do these <text:s/>action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77];6;1)&gt;MID([.F76];6;1);&quot;&quot;;MAX([.A$7:.A76])+1)" office:value-type="float" office:value="27">
            <text:p>27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77];6;1)&gt;MID([.F76];6;1);[.C76];[.C76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9" office:value-type="string">
            <text:p>Add permission for Category to group (2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8];6;1)&gt;MID([.F77];6;1);[.C77];[.C77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79];6;1)&gt;MID([.F78];6;1);&quot;&quot;;MAX([.A$7:.A7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79];6;1)&gt;MID([.F78];6;1);[.C78];[.C78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3: Add permission for group</text:p>
          </table:table-cell>
          <table:table-cell table:style-name="ce205" office:value-type="string">
            <text:p>Click on icon of group <text:s/>in 'Add a permission to that node form' </text:p>
          </table:table-cell>
          <table:table-cell table:style-name="ce204" office:value-type="string">
            <text:p><text:s/>'Select member' pop-up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0];6;1)&gt;MID([.F79];6;1);[.C79];[.C79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4: Select group in form to add permission</text:p>
          </table:table-cell>
          <table:table-cell table:style-name="ce204" office:value-type="string">
            <text:p>- Select the group in 'Select group' form</text:p>
            <text:p>- Select membership is *</text:p>
          </table:table-cell>
          <table:table-cell table:style-name="ce204" office:value-type="string">
            <text:p><text:s/>Member of group is selec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1];6;1)&gt;MID([.F80];6;1);[.C80];[.C80]+1)" office:value-type="float" office:value="8">
            <text:p>8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201" office:value-type="string">
            <text:p>Add permission for Category to group (2)</text:p>
          </table:table-cell>
          <table:table-cell table:style-name="ce204" office:value-type="string">
            <text:p>Step 5: Select permission for group</text:p>
          </table:table-cell>
          <table:table-cell table:style-name="ce204" office:value-type="string">
            <text:p>- Select the right for group </text:p>
            <text:p>- Click Save button</text:p>
          </table:table-cell>
          <table:table-cell table:style-name="ce204" office:value-type="string">
            <text:p>Category is added permission. All the users in the group at step 5 can do these <text:s/>action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2];6;1)&gt;MID([.F81];6;1);&quot;&quot;;MAX([.A$7:.A81])+1)" office:value-type="float" office:value="28">
            <text:p>28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2];6;1)&gt;MID([.F81];6;1);[.C81];[.C81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everybod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3];6;1)&gt;MID([.F82];6;1);[.C82];[.C82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174" office:value-type="string">
            <text:p>Step 2: Open form to add permission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</table:table-cell>
          <table:table-cell table:style-name="ce194" office:value-type="string">
            <text:p><text:s/>'Permission Management' form appears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4];6;1)&gt;MID([.F83];6;1);[.C83];[.C83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3: Add permission for users</text:p>
          </table:table-cell>
          <table:table-cell table:style-name="ce205" office:value-type="string">
            <text:p>Select icon of everyone in 'Add a permission to that node form' </text:p>
          </table:table-cell>
          <table:table-cell table:style-name="ce204" office:value-type="string">
            <text:p>Users are automatically added 'Read'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5];6;1)&gt;MID([.F84];6;1);[.C84];[.C84]+1)" office:value-type="float" office:value="9">
            <text:p>9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Add permission for Category to everybody</text:p>
          </table:table-cell>
          <table:table-cell table:style-name="ce204" office:value-type="string">
            <text:p>Step 4: Select permission for users</text:p>
          </table:table-cell>
          <table:table-cell table:style-name="ce204" office:value-type="string">
            <text:p>- Select the right for users </text:p>
            <text:p>- Click Save button</text:p>
          </table:table-cell>
          <table:table-cell table:style-name="ce204" office:value-type="string">
            <text:p>Category is added permission. Everybody can see this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6];6;1)&gt;MID([.F85];6;1);&quot;&quot;;MAX([.A$7:.A85])+1)" office:value-type="float" office:value="29">
            <text:p>29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6];6;1)&gt;MID([.F85];6;1);[.C85];[.C85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7];6;1)&gt;MID([.F86];6;1);[.C86];[.C86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52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88];6;1)&gt;MID([.F87];6;1);[.C87];[.C87]+1)" office:value-type="float" office:value="10">
            <text:p>10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user/group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user/group you want to </text:span><text:span text:style-name="T4">edit</text:span></text:p>
            <text:p><text:span text:style-name="T4">- Select the right for </text:span><text:span text:style-name="T4">user/group</text:span></text:p>
            <text:p><text:span text:style-name="T4">- Click Save button</text:span></text:p>
          </table:table-cell>
          <table:table-cell table:style-name="ce204" office:value-type="string">
            <text:p>Permission of Category to user/group is edi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89];6;1)&gt;MID([.F88];6;1);&quot;&quot;;MAX([.A$7:.A88])+1)" office:value-type="float" office:value="30">
            <text:p>30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89];6;1)&gt;MID([.F88];6;1);[.C88];[.C88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Edit permission of system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0];6;1)&gt;MID([.F89];6;1);&quot;&quot;;MAX([.A$7:.A8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0];6;1)&gt;MID([.F89];6;1);[.C89];[.C89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1];6;1)&gt;MID([.F90];6;1);[.C90];[.C90]+1)" office:value-type="float" office:value="11">
            <text:p>11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Edit permission of system</text:p>
          </table:table-cell>
          <table:table-cell table:style-name="ce204" office:value-type="string">
            <text:p>Step 3: Edit permission of Category</text:p>
          </table:table-cell>
          <table:table-cell table:style-name="ce206" office:value-type="string">
            <text:p><text:span text:style-name="T4">- Click 'Permission </text:span><text:span text:style-name="T4">Management' icon again</text:span></text:p>
            <text:p><text:span text:style-name="T4">- In 'Permission </text:span><text:span text:style-name="T4">Management' form, click </text:span><text:span text:style-name="T4">'Edit' icon corresponding </text:span><text:span text:style-name="T4">with the permission of </text:span><text:span text:style-name="T4">system</text:span></text:p>
          </table:table-cell>
          <table:table-cell table:style-name="ce204" office:value-type="string">
            <text:p>You can not edit permission of system with this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2];6;1)&gt;MID([.F91];6;1);&quot;&quot;;MAX([.A$7:.A91])+1)" office:value-type="float" office:value="31">
            <text:p>31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2];6;1)&gt;MID([.F91];6;1);[.C91];[.C91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user/group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3];6;1)&gt;MID([.F92];6;1);[.C92];[.C92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4];6;1)&gt;MID([.F93];6;1);[.C93];[.C93]+1)" office:value-type="float" office:value="12">
            <text:p>12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user/group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Permission of Category to user/group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5];6;1)&gt;MID([.F94];6;1);&quot;&quot;;MAX([.A$7:.A94])+1)" office:value-type="float" office:value="32">
            <text:p>32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5];6;1)&gt;MID([.F94];6;1);[.C94];[.C94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system</text:p>
          </table:table-cell>
          <table:table-cell table:style-name="ce174" office:value-type="string">
            <text:p>Step 1: Create a Category</text:p>
          </table:table-cell>
          <table:table-cell table:style-name="ce174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6];6;1)&gt;MID([.F95];6;1);&quot;&quot;;MAX([.A$7:.A95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6];6;1)&gt;MID([.F95];6;1);[.C95];[.C95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2: Add permission for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7];6;1)&gt;MID([.F96];6;1);[.C96];[.C96]+1)" office:value-type="float" office:value="13">
            <text:p>13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system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<text:span text:style-name="T4">- Go to Child node</text:span></text:p>
            <text:p><text:span text:style-name="T4">- Click 'Permission </text:span><text:span text:style-name="T4">Management' icon </text:span></text:p>
            <text:p><text:span text:style-name="T4">- In 'Permission </text:span><text:span text:style-name="T4">Management' form, click </text:span><text:span text:style-name="T4">'Delete' icon </text:span><text:span text:style-name="T4">corresponding with </text:span><text:span text:style-name="T4">system</text:span></text:p>
          </table:table-cell>
          <table:table-cell table:style-name="ce204" office:value-type="string">
            <text:p>Show message alert that you don't can not delete permission of the owner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98];6;1)&gt;MID([.F97];6;1);&quot;&quot;;MAX([.A$7:.A97])+1)" office:value-type="float" office:value="33">
            <text:p>33.00</text:p>
          </table:table-cell>
          <table:table-cell table:style-name="ce43" office:value-type="string">
            <text:p>FNC_ECMS_ADM_CAT_03</text:p>
          </table:table-cell>
          <table:table-cell table:style-name="ce74" table:formula="of:=IF(MID([.F98];6;1)&gt;MID([.F97];6;1);[.C97];[.C97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99];6;1)&gt;MID([.F98];6;1);[.C98];[.C98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2: Add permission for Category</text:p>
          </table:table-cell>
          <table:table-cell table:style-name="ce174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204" office:value-type="string">
            <text:p>Category is added permission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CAT_03</text:p>
          </table:table-cell>
          <table:table-cell table:style-name="ce74" table:formula="of:=IF(MID([.F100];6;1)&gt;MID([.F99];6;1);[.C99];[.C99]+1)" office:value-type="float" office:value="14">
            <text:p>14.00</text:p>
          </table:table-cell>
          <table:table-cell table:style-name="ce196" office:value-type="string">
            <text:p>ECMS\Admin\Categories &amp; Tags\Manage Categories \Category\Create</text:p>
          </table:table-cell>
          <table:table-cell table:style-name="ce174" office:value-type="string">
            <text:p>Delete permission of Category in case there is only one permission of this Category (except system)</text:p>
          </table:table-cell>
          <table:table-cell table:style-name="ce204" office:value-type="string">
            <text:p>Step 3: Delete permission of Category</text:p>
          </table:table-cell>
          <table:table-cell table:style-name="ce20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204" office:value-type="string">
            <text:p>Show message alert that you don't cannot delete permission of this user/group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1];6;1)&gt;MID([.F100];6;1);&quot;&quot;;MAX([.A$7:.A100])+1)" office:value-type="float" office:value="34">
            <text:p>34.00</text:p>
          </table:table-cell>
          <table:table-cell table:style-name="ce42" office:value-type="string">
            <text:p>FNC_ECMS_ADM_CAT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/Paste <text:s/>a Category to a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2];6;1)&gt;MID([.F101];6;1);[.C101];[.C101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3];6;1)&gt;MID([.F102];6;1);[.C102];[.C102]+1)" office:value-type="float" office:value="1">
            <text:p>1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/Paste <text:s/>a Category to a Category</text:p>
          </table:table-cell>
          <table:table-cell table:style-name="ce174" office:value-type="string">
            <text:p>Step 3: Paste a copi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4];6;1)&gt;MID([.F103];6;1);&quot;&quot;;MAX([.A$7:.A103])+1)" office:value-type="float" office:value="35">
            <text:p>35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4];6;1)&gt;MID([.F103];6;1);[.C103];[.C103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5];6;1)&gt;MID([.F104];6;1);[.C104];[.C104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6];6;1)&gt;MID([.F105];6;1);[.C105];[.C105]+1)" office:value-type="float" office:value="2">
            <text:p>2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Parent Category is pasted into it child node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07];6;1)&gt;MID([.F106];6;1);&quot;&quot;;MAX([.A$7:.A106])+1)" office:value-type="float" office:value="36">
            <text:p>36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07];6;1)&gt;MID([.F106];6;1);[.C106];[.C106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8];6;1)&gt;MID([.F107];6;1);[.C107];[.C107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09];6;1)&gt;MID([.F108];6;1);[.C108];[.C108]+1)" office:value-type="float" office:value="3">
            <text:p>3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opy a Category and paste into itself</text:p>
          </table:table-cell>
          <table:table-cell table:style-name="ce174" office:value-type="string">
            <text:p>Step 3: Paste copied 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Category is pasted into itself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0];6;1)&gt;MID([.F109];6;1);&quot;&quot;;MAX([.A$7:.A109])+1)" office:value-type="float" office:value="37">
            <text:p>37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0];6;1)&gt;MID([.F109];6;1);[.C109];[.C109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opy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1];6;1)&gt;MID([.F110];6;1);[.C110];[.C110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opy' icon on a Category you want to copy</text:p>
          </table:table-cell>
          <table:table-cell table:style-name="ce194" office:value-type="string">
            <text:p>Category is copi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2];6;1)&gt;MID([.F111];6;1);[.C111];[.C111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3];6;1)&gt;MID([.F112];6;1);[.C112];[.C112]+1)" office:value-type="float" office:value="4">
            <text:p>4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opy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4];6;1)&gt;MID([.F113];6;1);&quot;&quot;;MAX([.A$7:.A113])+1)" office:value-type="float" office:value="38">
            <text:p>38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4];6;1)&gt;MID([.F113];6;1);[.C113];[.C113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other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5];6;1)&gt;MID([.F114];6;1);[.C114];[.C114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6];6;1)&gt;MID([.F115];6;1);[.C115];[.C115]+1)" office:value-type="float" office:value="5">
            <text:p>5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other Category</text:p>
          </table:table-cell>
          <table:table-cell table:style-name="ce174" office:value-type="string">
            <text:p>Step 3: Paste a cut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Category is pasted successfully 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17];6;1)&gt;MID([.F116];6;1);&quot;&quot;;MAX([.A$7:.A116])+1)" office:value-type="float" office:value="39">
            <text:p>39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17];6;1)&gt;MID([.F116];6;1);[.C116];[.C116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its child node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8];6;1)&gt;MID([.F117];6;1);[.C117];[.C117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19];6;1)&gt;MID([.F118];6;1);&quot;&quot;;MAX([.A$7:.A118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19];6;1)&gt;MID([.F118];6;1);[.C118];[.C118]+1)" office:value-type="float" office:value="6">
            <text:p>6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Cut a Category and paste into its child node</text:p>
          </table:table-cell>
          <table:table-cell table:style-name="ce174" office:value-type="string">
            <text:p>Step 3: Paste copied Category into its child node</text:p>
          </table:table-cell>
          <table:table-cell table:style-name="ce174" office:value-type="string">
            <text:p>- Select its child node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0];6;1)&gt;MID([.F119];6;1);&quot;&quot;;MAX([.A$7:.A119])+1)" office:value-type="float" office:value="40">
            <text:p>40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0];6;1)&gt;MID([.F119];6;1);[.C119];[.C119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 a Category and paste into itself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1];6;1)&gt;MID([.F120];6;1);[.C120];[.C120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2];6;1)&gt;MID([.F121];6;1);[.C121];[.C121]+1)" office:value-type="float" office:value="7">
            <text:p>7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 a Category and paste into itself</text:p>
          </table:table-cell>
          <table:table-cell table:style-name="ce174" office:value-type="string">
            <text:p>Step 3: Paste cut <text:s/>Category into itself</text:p>
          </table:table-cell>
          <table:table-cell table:style-name="ce174" office:value-type="string">
            <text:p>- Click ' Paste' icon</text:p>
          </table:table-cell>
          <table:table-cell table:style-name="ce194" office:value-type="string">
            <text:p>Show message “You can not paste here. May be the Category node [the path of this <text:s/>Category] is cutting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3];6;1)&gt;MID([.F122];6;1);&quot;&quot;;MAX([.A$7:.A122])+1)" office:value-type="float" office:value="41">
            <text:p>41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3];6;1)&gt;MID([.F122];6;1);[.C122];[.C122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Cut/Paste a deleted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4];6;1)&gt;MID([.F123];6;1);&quot;&quot;;MAX([.A$7:.A123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4];6;1)&gt;MID([.F123];6;1);[.C123];[.C123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2: Copy a Category</text:p>
          </table:table-cell>
          <table:table-cell table:style-name="ce174" office:value-type="string">
            <text:p>- Click 'Cut' icon on a Category you want to cut</text:p>
          </table:table-cell>
          <table:table-cell table:style-name="ce194" office:value-type="string">
            <text:p>Category is cut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5];6;1)&gt;MID([.F124];6;1);[.C124];[.C124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Click 'Delete' icon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6];6;1)&gt;MID([.F125];6;1);[.C125];[.C125]+1)" office:value-type="float" office:value="8">
            <text:p>8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Cut/Paste a deleted Category</text:p>
          </table:table-cell>
          <table:table-cell table:style-name="ce174" office:value-type="string">
            <text:p>Step 4: Paste deleted Category</text:p>
          </table:table-cell>
          <table:table-cell table:style-name="ce174" office:value-type="string">
            <text:p>- Select destination path you want to paste Category</text:p>
            <text:p>- Click ' Paste' icon</text:p>
          </table:table-cell>
          <table:table-cell table:style-name="ce194" office:value-type="string">
            <text:p>Show message “Can not read from source file or destination category is subcategory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7];6;1)&gt;MID([.F126];6;1);&quot;&quot;;MAX([.A$7:.A126])+1)" office:value-type="float" office:value="42">
            <text:p>42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7];6;1)&gt;MID([.F126];6;1);[.C126];[.C126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21" office:value-type="string">
            <text:p>Delete Category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f:=IF(MID([.F128];6;1)&gt;MID([.F127];6;1);&quot;&quot;;MAX([.A$7:.A127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28];6;1)&gt;MID([.F127];6;1);[.C127];[.C127]+1)" office:value-type="float" office:value="9">
            <text:p>9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202" office:value-type="string">
            <text:p>Delete Category</text:p>
          </table:table-cell>
          <table:table-cell table:style-name="ce174" office:value-type="string">
            <text:p>Step 2: Delete Category</text:p>
          </table:table-cell>
          <table:table-cell table:style-name="ce174" office:value-type="string">
            <text:p>- Select a Category</text:p>
            <text:p>- Click 'Delete' icon</text:p>
            <text:p>- Click OK on confirm message</text:p>
          </table:table-cell>
          <table:table-cell table:style-name="ce194" office:value-type="string">
            <text:p>Category is deleted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3" table:formula="of:=IF(MID([.F129];6;1)&gt;MID([.F128];6;1);&quot;&quot;;MAX([.A$7:.A128])+1)" office:value-type="float" office:value="43">
            <text:p>43.00</text:p>
          </table:table-cell>
          <table:table-cell table:style-name="ce43" office:value-type="string">
            <text:p>FNC_ECMS_ADM_CAT_04</text:p>
          </table:table-cell>
          <table:table-cell table:style-name="ce74" table:formula="of:=IF(MID([.F129];6;1)&gt;MID([.F128];6;1);[.C128];[.C128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12" office:value-type="string">
            <text:p>Delete a Category when it is added for a document</text:p>
          </table:table-cell>
          <table:table-cell table:style-name="ce174" office:value-type="string">
            <text:p>Step 1: Create a Category</text:p>
          </table:table-cell>
          <table:table-cell table:style-name="ce20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94" office:value-type="string">
            <text:p>A new Category tree and its sub nodes are created successfull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0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0];6;1)&gt;MID([.F129];6;1);[.C129];[.C129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2: Add category for document</text:p>
          </table:table-cell>
          <table:table-cell table:style-name="ce174" office:value-type="string">
            <text:p>Add category for document</text:p>
          </table:table-cell>
          <table:table-cell table:style-name="ce194" office:value-type="string">
            <text:p>Document is added category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1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CAT_04</text:p>
          </table:table-cell>
          <table:table-cell table:style-name="ce74" table:formula="of:=IF(MID([.F131];6;1)&gt;MID([.F130];6;1);[.C130];[.C130]+1)" office:value-type="float" office:value="10">
            <text:p>10.00</text:p>
          </table:table-cell>
          <table:table-cell table:style-name="ce172" office:value-type="string">
            <text:p>ECMS\Admin\Categories &amp; Tags\Manage Categories \Category\Action</text:p>
          </table:table-cell>
          <table:table-cell table:style-name="ce174" office:value-type="string">
            <text:p>Delete a Category when it is added for a document</text:p>
          </table:table-cell>
          <table:table-cell table:style-name="ce174" office:value-type="string">
            <text:p>Step 3: Delete Category</text:p>
          </table:table-cell>
          <table:table-cell table:style-name="ce174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94" office:value-type="string">
            <text:p>Show message “Can not delete this Category node because it is current the target of a REFERENCE property ”</text:p>
          </table:table-cell>
          <table:table-cell table:style-name="ce194" office:value-type="string">
            <text:p>High</text:p>
          </table:table-cell>
          <table:table-cell table:number-columns-repeated="247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/>
          <table:table-cell table:style-name="Default"/>
          <table:table-cell table:number-columns-repeated="254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style-name="ce44"/>
          <table:table-cell table:style-name="ce169"/>
          <table:table-cell table:style-name="ce44" table:number-columns-repeated="8"/>
          <table:table-cell table:number-columns-repeated="24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25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61">
          <table:table-cell table:number-columns-repeated="10"/>
          <table:table-cell table:style-name="ce44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table:table-column table:style-name="co10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57];[.$K1])" office:value-type="float" office:value="0">
            <text:p>0</text:p>
          </table:table-cell>
          <table:table-cell table:style-name="ce85" table:formula="of:=COUNTIF([.M$7:.M$857];[.$K1])" office:value-type="float" office:value="0">
            <text:p>0</text:p>
          </table:table-cell>
          <table:table-cell table:style-name="ce85" table:formula="of:=COUNTIF([.N$7:.N$857];[.$K1])" office:value-type="float" office:value="0">
            <text:p>0</text:p>
          </table:table-cell>
          <table:table-cell table:style-name="ce85" table:formula="of:=COUNTIF([.O$7:.O$85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57];[.$K2])" office:value-type="float" office:value="0">
            <text:p>0</text:p>
          </table:table-cell>
          <table:table-cell table:style-name="ce85" table:formula="of:=COUNTIF([.M$7:.M$857];[.$K2])" office:value-type="float" office:value="0">
            <text:p>0</text:p>
          </table:table-cell>
          <table:table-cell table:style-name="ce85" table:formula="of:=COUNTIF([.N$7:.N$857];[.$K2])" office:value-type="float" office:value="0">
            <text:p>0</text:p>
          </table:table-cell>
          <table:table-cell table:style-name="ce85" table:formula="of:=COUNTIF([.O$7:.O$85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57];[.$K3])" office:value-type="float" office:value="0">
            <text:p>0</text:p>
          </table:table-cell>
          <table:table-cell table:style-name="ce85" table:formula="of:=COUNTIF([.M$7:.M$857];[.$K3])" office:value-type="float" office:value="0">
            <text:p>0</text:p>
          </table:table-cell>
          <table:table-cell table:style-name="ce85" table:formula="of:=COUNTIF([.N$7:.N$857];[.$K3])" office:value-type="float" office:value="0">
            <text:p>0</text:p>
          </table:table-cell>
          <table:table-cell table:style-name="ce85" table:formula="of:=COUNTIF([.O$7:.O$85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43])" office:value-type="float" office:value="29" table:number-columns-spanned="3" table:number-rows-spanned="1">
            <text:p>29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57];[.$K4])" office:value-type="float" office:value="0">
            <text:p>0</text:p>
          </table:table-cell>
          <table:table-cell table:style-name="ce85" table:formula="of:=COUNTIF([.M$7:.M$857];[.$K4])" office:value-type="float" office:value="0">
            <text:p>0</text:p>
          </table:table-cell>
          <table:table-cell table:style-name="ce85" table:formula="of:=COUNTIF([.N$7:.N$857];[.$K4])" office:value-type="float" office:value="0">
            <text:p>0</text:p>
          </table:table-cell>
          <table:table-cell table:style-name="ce85" table:formula="of:=COUNTIF([.O$7:.O$85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57];[.$K5])" office:value-type="float" office:value="0">
            <text:p>0</text:p>
          </table:table-cell>
          <table:table-cell table:style-name="ce85" table:formula="of:=COUNTIF([.M$7:.M$857];[.$K5])" office:value-type="float" office:value="0">
            <text:p>0</text:p>
          </table:table-cell>
          <table:table-cell table:style-name="ce85" table:formula="of:=COUNTIF([.N$7:.N$857];[.$K5])" office:value-type="float" office:value="0">
            <text:p>0</text:p>
          </table:table-cell>
          <table:table-cell table:style-name="ce85" table:formula="of:=COUNTIF([.O$7:.O$85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168" office:value-type="float" office:value="1">
            <text:p>1.00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Templates\Add</text:p>
          </table:table-cell>
          <table:table-cell table:style-name="ce121" office:value-type="string">
            <text:p>Add new template when input valid data into all required field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0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butt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94" office:value-type="string">
            <text:p>Fields in 'Template' tab are inputted data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4:View data in 'Dialog' tab</text:p>
          </table:table-cell>
          <table:table-cell table:style-name="ce174" office:value-type="string">
            <text:p>Click Dialog tab</text:p>
          </table:table-cell>
          <table:table-cell table:style-name="ce194" office:value-type="string">
            <text:p>Sample data in 'Dialog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5: View data in 'View' tab</text:p>
          </table:table-cell>
          <table:table-cell table:style-name="ce174" office:value-type="string">
            <text:p>Click View Tab</text:p>
          </table:table-cell>
          <table:table-cell table:style-name="ce194" office:value-type="string">
            <text:p>Sample data in 'View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6: View data in 'CSS' tab</text:p>
          </table:table-cell>
          <table:table-cell table:style-name="ce174" office:value-type="string">
            <text:p>Click CSS tab</text:p>
          </table:table-cell>
          <table:table-cell table:style-name="ce194" office:value-type="string">
            <text:p>Sample data in 'CSS' tab is available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04"/>
        </table:table-row>
        <table:table-row table:style-name="ro14">
          <table:table-cell table:style-name="ce63" table:formula="of:=IF(MID([.F13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input valid data into all required fields</text:p>
          </table:table-cell>
          <table:table-cell table:style-name="ce174" office:value-type="string">
            <text:p>Step 7: Complete add new template</text:p>
          </table:table-cell>
          <table:table-cell table:style-name="ce174" office:value-type="string">
            <text:p>Click Save button</text:p>
          </table:table-cell>
          <table:table-cell table:style-name="ce194" office:value-type="string">
            <text:p><text:s/>A new template is created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04"/>
        </table:table-row>
        <table:table-row table:style-name="ro21">
          <table:table-cell table:style-name="ce63" table:formula="of:=IF(MID([.F14];6;1)&gt;MID([.F13];6;1);&quot;&quot;;MAX([.A$7:.A13])+1)" office:value-type="float" office:value="2">
            <text:p>2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Add new template when label field is bank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94" office:value-type="string">
            <text:p>Show message “ The field 'Label'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7];6;1)&gt;MID([.F16];6;1);&quot;&quot;;MAX([.A$7:.A16])+1)" office:value-type="float" office:value="3">
            <text:p>3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Add new template when do not select permission for this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195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2: Open 'Add New Template' pop-up</text:p>
          </table:table-cell>
          <table:table-cell table:style-name="ce174" office:value-type="string">
            <text:p>Click 'Add' icon</text:p>
          </table:table-cell>
          <table:table-cell table:style-name="ce194" office:value-type="string">
            <text:p><text:s/>Add New Templat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59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Add new template when do not select permission for this template</text:p>
          </table:table-cell>
          <table:table-cell table:style-name="ce174" office:value-type="string">
            <text:p>Step 3:Put data in 'Template' tab</text:p>
          </table:table-cell>
          <table:table-cell table:style-name="ce174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94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0];6;1)&gt;MID([.F19];6;1);&quot;&quot;;MAX([.A$7:.A19])+1)" office:value-type="float" office:value="4">
            <text:p>4.00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label of existing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02" office:value-type="string">
            <text:p>Edit label of existing template</text:p>
          </table:table-cell>
          <table:table-cell table:style-name="ce212" office:value-type="string">
            <text:p>Step 3: Edit label</text:p>
          </table:table-cell>
          <table:table-cell table:style-name="ce196" office:value-type="string">
            <text:p>Put new value for label</text:p>
          </table:table-cell>
          <table:table-cell table:style-name="ce196" office:value-type="string">
            <text:p>The label of template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3];6;1)&gt;MID([.F22];6;1);&quot;&quot;;MAX([.A$7:.A22])+1)" office:value-type="float" office:value="5">
            <text:p>5.00</text:p>
          </table:table-cell>
          <table:table-cell table:style-name="ce43" office:value-type="string">
            <text:p>FNC_ECMS_ADM_TEM_02</text:p>
          </table:table-cell>
          <table:table-cell table:style-name="ce74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121" office:value-type="string">
            <text:p>Edit existing dialog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172" office:value-type="string">
            <text:p>ECMS\Admin\Content_Presentation\Manage Templates\Add</text:p>
          </table:table-cell>
          <table:table-cell table:style-name="ce211" office:value-type="string">
            <text:p>Edit existing dialog of template</text:p>
          </table:table-cell>
          <table:table-cell table:style-name="ce212" office:value-type="string">
            <text:p>Step 3: Edit existing dialog of template</text:p>
          </table:table-cell>
          <table:table-cell table:style-name="ce19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Dialog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style-name="ce87"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6];6;1)&gt;MID([.F25];6;1);&quot;&quot;;MAX([.A$7:.A25])+1)" office:value-type="float" office:value="6">
            <text:p>6.00</text:p>
          </table:table-cell>
          <table:table-cell table:style-name="ce42" office:value-type="string">
            <text:p>FNC_ECMS_ADM_TEM_02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0];6;1)&gt;MID([.F29];6;1);&quot;&quot;;MAX([.A$7:.A29])+1)" office:value-type="float" office:value="7">
            <text:p>7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4];6;1)&gt;MID([.F33];6;1);&quot;&quot;;MAX([.A$7:.A33])+1)" office:value-type="float" office:value="8">
            <text:p>8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9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11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The field name must not contain special character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name field of dialog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4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already exists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2];6;1)&gt;MID([.F41];6;1);&quot;&quot;;MAX([.A$7:.A41])+1)" office:value-type="float" office:value="10">
            <text:p>10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style-name="ce87"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1">
          <table:table-cell table:style-name="ce63" table:formula="of:=IF(MID([.F46];6;1)&gt;MID([.F45];6;1);&quot;&quot;;MAX([.A$7:.A45])+1)" office:value-type="float" office:value="11">
            <text:p>11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ialog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9];6;1)&gt;MID([.F48];6;1);&quot;&quot;;MAX([.A$7:.A48])+1)" office:value-type="float" office:value="12">
            <text:p>12.0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121" office:value-type="string">
            <text:p>Delete default dialo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72" office:value-type="string">
            <text:p>ECMS\Admin\Content_Presentation\Manage Templates\Edit\Dialog</text:p>
          </table:table-cell>
          <table:table-cell table:style-name="ce202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You cannot delete 'dialog1' because it is the default one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2];6;1)&gt;MID([.F51];6;1);&quot;&quot;;MAX([.A$7:.A51])+1)" office:value-type="float" office:value="13">
            <text:p>13.00</text:p>
          </table:table-cell>
          <table:table-cell table:style-name="ce209" office:value-type="string">
            <text:p>FNC_ECMS_ADM_TEM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<text:s/>Edit Existing view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3];6;1)&gt;MID([.F52];6;1);&quot;&quot;;MAX([.A$7:.A5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54];6;1)&gt;MID([.F53];6;1);&quot;&quot;;MAX([.A$7:.A5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<text:s/>Edit Existing view of template</text:p>
          </table:table-cell>
          <table:table-cell table:style-name="ce212" office:value-type="string">
            <text:p>Step 3: Edit existing view of template</text:p>
          </table:table-cell>
          <table:table-cell table:style-name="ce19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5];6;1)&gt;MID([.F54];6;1);&quot;&quot;;MAX([.A$7:.A54])+1)" office:value-type="float" office:value="14">
            <text:p>14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6];6;1)&gt;MID([.F55];6;1);&quot;&quot;;MAX([.A$7:.A5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7];6;1)&gt;MID([.F56];6;1);&quot;&quot;;MAX([.A$7:.A5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59];6;1)&gt;MID([.F58];6;1);&quot;&quot;;MAX([.A$7:.A58])+1)" office:value-type="float" office:value="15">
            <text:p>15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0];6;1)&gt;MID([.F59];6;1);&quot;&quot;;MAX([.A$7:.A5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2];6;1)&gt;MID([.F61];6;1);&quot;&quot;;MAX([.A$7:.A6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3];6;1)&gt;MID([.F62];6;1);&quot;&quot;;MAX([.A$7:.A62])+1)" office:value-type="float" office:value="16">
            <text:p>16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5];6;1)&gt;MID([.F64];6;1);&quot;&quot;;MAX([.A$7:.A64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6];6;1)&gt;MID([.F65];6;1);&quot;&quot;;MAX([.A$7:.A6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4">
            <text:p>4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67];6;1)&gt;MID([.F66];6;1);&quot;&quot;;MAX([.A$7:.A66])+1)" office:value-type="float" office:value="17">
            <text:p>17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8];6;1)&gt;MID([.F67];6;1);&quot;&quot;;MAX([.A$7:.A67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9];6;1)&gt;MID([.F68];6;1);&quot;&quot;;MAX([.A$7:.A6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0];6;1)&gt;MID([.F69];6;1);&quot;&quot;;MAX([.A$7:.A6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5">
            <text:p>5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name [name of view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1];6;1)&gt;MID([.F70];6;1);&quot;&quot;;MAX([.A$7:.A70])+1)" office:value-type="float" office:value="18">
            <text:p>18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2];6;1)&gt;MID([.F71];6;1);&quot;&quot;;MAX([.A$7:.A71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3];6;1)&gt;MID([.F72];6;1);&quot;&quot;;MAX([.A$7:.A72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4];6;1)&gt;MID([.F73];6;1);&quot;&quot;;MAX([.A$7:.A73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6">
            <text:p>6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11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5];6;1)&gt;MID([.F74];6;1);&quot;&quot;;MAX([.A$7:.A74])+1)" office:value-type="float" office:value="19">
            <text:p>19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view 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7">
            <text:p>7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78];6;1)&gt;MID([.F77];6;1);&quot;&quot;;MAX([.A$7:.A77])+1)" office:value-type="float" office:value="20">
            <text:p>20.00</text:p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121" office:value-type="string">
            <text:p>Delete default view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9];6;1)&gt;MID([.F78];6;1);&quot;&quot;;MAX([.A$7:.A78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172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8">
            <text:p>8.00</text:p>
          </table:table-cell>
          <table:table-cell table:style-name="ce172" office:value-type="string">
            <text:p>ECMS\Admin\Content_Presentation\Manage Templates\Edit\View</text:p>
          </table:table-cell>
          <table:table-cell table:style-name="ce202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'view1' can not be deleted, it is the default on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1];6;1)&gt;MID([.F80];6;1);&quot;&quot;;MAX([.A$7:.A80])+1)" office:value-type="float" office:value="21">
            <text:p>21.00</text:p>
          </table:table-cell>
          <table:table-cell table:style-name="ce209" office:value-type="string">
            <text:p>FNC_ECMS_ADM_TEM_04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Edit Existing CSS of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2];6;1)&gt;MID([.F81];6;1);&quot;&quot;;MAX([.A$7:.A8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2: Open 'View &amp; Edit 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83];6;1)&gt;MID([.F82];6;1);&quot;&quot;;MAX([.A$7:.A8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Edit Existing CSS of template</text:p>
          </table:table-cell>
          <table:table-cell table:style-name="ce212" office:value-type="string">
            <text:p>Step 3: Edit existing CSS of template</text:p>
          </table:table-cell>
          <table:table-cell table:style-name="ce19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96" office:value-type="string">
            <text:p>CSS is changed successfully</text:p>
          </table:table-cell>
          <table:table-cell table:style-name="ce194" office:value-type="string">
            <text:p>Medium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4];6;1)&gt;MID([.F83];6;1);&quot;&quot;;MAX([.A$7:.A83])+1)" office:value-type="float" office:value="22">
            <text:p>22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for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5];6;1)&gt;MID([.F84];6;1);&quot;&quot;;MAX([.A$7:.A8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6];6;1)&gt;MID([.F85];6;1);&quot;&quot;;MAX([.A$7:.A8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 CSS' tab</text:p>
          </table:table-cell>
          <table:table-cell table:style-name="ce87" office:value-type="string">
            <text:p><text:s/>CSS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7];6;1)&gt;MID([.F86];6;1);&quot;&quot;;MAX([.A$7:.A8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for template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87" office:value-type="string">
            <text:p>New CSS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88];6;1)&gt;MID([.F87];6;1);&quot;&quot;;MAX([.A$7:.A87])+1)" office:value-type="float" office:value="23">
            <text:p>23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'Name' field is blank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9];6;1)&gt;MID([.F88];6;1);&quot;&quot;;MAX([.A$7:.A8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0];6;1)&gt;MID([.F89];6;1);&quot;&quot;;MAX([.A$7:.A89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1];6;1)&gt;MID([.F90];6;1);&quot;&quot;;MAX([.A$7:.A9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'Name' field is blank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"Name" is required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2];6;1)&gt;MID([.F91];6;1);&quot;&quot;;MAX([.A$7:.A91])+1)" office:value-type="float" office:value="24">
            <text:p>24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'Name' field contain special characters %^&amp;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3];6;1)&gt;MID([.F92];6;1);&quot;&quot;;MAX([.A$7:.A9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4];6;1)&gt;MID([.F93];6;1);&quot;&quot;;MAX([.A$7:.A93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5];6;1)&gt;MID([.F94];6;1);&quot;&quot;;MAX([.A$7:.A9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Add new CSS when <text:s/>'Name' field contain special characters %^&amp;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87" office:value-type="string">
            <text:p>Show message “The field name must not contain special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6];6;1)&gt;MID([.F95];6;1);&quot;&quot;;MAX([.A$7:.A95])+1)" office:value-type="float" office:value="25">
            <text:p>25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name field of CSS tab is existing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7];6;1)&gt;MID([.F96];6;1);&quot;&quot;;MAX([.A$7:.A96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8];6;1)&gt;MID([.F97];6;1);&quot;&quot;;MAX([.A$7:.A9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CSS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99];6;1)&gt;MID([.F98];6;1);&quot;&quot;;MAX([.A$7:.A9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name field of CSS tab is existing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87" office:value-type="string">
            <text:p>Show message “The name [name of CSS]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00];6;1)&gt;MID([.F99];6;1);&quot;&quot;;MAX([.A$7:.A99])+1)" office:value-type="float" office:value="26">
            <text:p>26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Add new CSS when <text:s/>do not select permission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1];6;1)&gt;MID([.F100];6;1);&quot;&quot;;MAX([.A$7:.A100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02];6;1)&gt;MID([.F101];6;1);&quot;&quot;;MAX([.A$7:.A101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3: Open 'CSS' form</text:p>
          </table:table-cell>
          <table:table-cell table:style-name="ce87" office:value-type="string">
            <text:p>Select 'CSS' tab</text:p>
          </table:table-cell>
          <table:table-cell table:style-name="ce87" office:value-type="string">
            <text:p>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5">
          <table:table-cell table:style-name="ce63" table:formula="of:=IF(MID([.F103];6;1)&gt;MID([.F102];6;1);&quot;&quot;;MAX([.A$7:.A102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6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Add new CSS when <text:s/>do not select permission</text:p>
          </table:table-cell>
          <table:table-cell table:style-name="ce87" office:value-type="string">
            <text:p>Step 4: Add new CSS for template</text:p>
          </table:table-cell>
          <table:table-cell table:style-name="ce87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4];6;1)&gt;MID([.F103];6;1);&quot;&quot;;MAX([.A$7:.A103])+1)" office:value-type="float" office:value="27">
            <text:p>27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5];6;1)&gt;MID([.F104];6;1);&quot;&quot;;MAX([.A$7:.A104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6];6;1)&gt;MID([.F105];6;1);&quot;&quot;;MAX([.A$7:.A105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7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 on a CSS you want to delete</text:p>
          </table:table-cell>
          <table:table-cell table:style-name="ce87" office:value-type="string">
            <text:p>CSS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21">
          <table:table-cell table:style-name="ce63" table:formula="of:=IF(MID([.F107];6;1)&gt;MID([.F106];6;1);&quot;&quot;;MAX([.A$7:.A106])+1)" office:value-type="float" office:value="28">
            <text:p>28.00</text:p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default CSS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14">
          <table:table-cell table:style-name="ce63" table:formula="of:=IF(MID([.F108];6;1)&gt;MID([.F107];6;1);&quot;&quot;;MAX([.A$7:.A107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212" office:value-type="string">
            <text:p>Step 2: Open 'View &amp; Edit <text:s/>Template' pop-up</text:p>
          </table:table-cell>
          <table:table-cell table:style-name="ce196" office:value-type="string">
            <text:p>Click ' Edit' icon on a template you want to edit</text:p>
          </table:table-cell>
          <table:table-cell table:style-name="ce213" office:value-type="string">
            <text:p>'<text:span text:style-name="T5">View &amp; Edit Template' </text:span><text:span text:style-name="T5">pop-up appears</text:span></text:p>
          </table:table-cell>
          <table:table-cell table:style-name="ce194" office:value-type="string">
            <text:p>Medium</text:p>
          </table:table-cell>
          <table:table-cell table:style-name="ce213"/>
          <table:table-cell table:number-columns-repeated="214"/>
        </table:table-row>
        <table:table-row table:style-name="ro14">
          <table:table-cell table:style-name="ce63" table:formula="of:=IF(MID([.F109];6;1)&gt;MID([.F108];6;1);&quot;&quot;;MAX([.A$7:.A108])+1)">
            <text:p/>
          </table:table-cell>
          <table:table-cell table:style-name="ce172" office:value-type="string">
            <text:p>FNC_ECMS_ADM_TEM_04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8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11" office:value-type="string">
            <text:p>Delete default CSS</text:p>
          </table:table-cell>
          <table:table-cell table:style-name="ce87" office:value-type="string">
            <text:p>Step 3: Delete CSS</text:p>
          </table:table-cell>
          <table:table-cell table:style-name="ce87" office:value-type="string">
            <text:p>- Select 'CSS' tab</text:p>
            <text:p>- Click 'Delete' icon</text:p>
          </table:table-cell>
          <table:table-cell table:style-name="ce87" office:value-type="string">
            <text:p>Default CSS <text:s/>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2">
          <table:table-cell table:style-name="ce63" table:formula="of:=IF(MID([.F110];6;1)&gt;MID([.F109];6;1);&quot;&quot;;MAX([.A$7:.A109])+1)" office:value-type="float" office:value="29">
            <text:p>29.00</text:p>
          </table:table-cell>
          <table:table-cell table:style-name="ce172" office:value-type="string">
            <text:p>FNC_ECMS_ADM_TEM_01</text:p>
          </table:table-cell>
          <table:table-cell table:style-name="ce74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121" office:value-type="string">
            <text:p>Delete template</text:p>
          </table:table-cell>
          <table:table-cell table:style-name="ce174" office:value-type="string">
            <text:p>Step 1: Open Manage Templates form</text:p>
          </table:table-cell>
          <table:table-cell table:style-name="ce174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94" office:value-type="string">
            <text:p><text:s/>'Manage Templates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214"/>
        </table:table-row>
        <table:table-row table:style-name="ro63">
          <table:table-cell table:style-name="ce63" table:formula="of:=IF(MID([.F111];6;1)&gt;MID([.F110];6;1);&quot;&quot;;MAX([.A$7:.A110])+1)">
            <text:p/>
          </table:table-cell>
          <table:table-cell table:style-name="ce172" office:value-type="string">
            <text:p>FNC_ECMS_ADM_TEM_01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table:style-name="ce172" office:value-type="string">
            <text:p>ECMS\Admin\Content_Presentation\Manage Templates\Edit\CSS</text:p>
          </table:table-cell>
          <table:table-cell table:style-name="ce202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21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22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63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View</text:p>
          </table:table-cell>
          <table:table-cell table:style-name="ce121" office:value-type="string">
            <text:p>View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Metadata\View</text:p>
          </table:table-cell>
          <table:table-cell table:style-name="ce202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9];6;1)&gt;MID([.F8];6;1);&quot;&quot;;MAX([.A$7:.A8])+1)" office:value-type="float" office:value="2">
            <text:p>2.00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Edit</text:p>
          </table:table-cell>
          <table:table-cell table:style-name="ce121" office:value-type="string">
            <text:p>Edit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6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62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3" office:value-type="string">
            <text:p>ECMS\Admin\Content_Presentation\Manage Metadata\Edit</text:p>
          </table:table-cell>
          <table:table-cell table:style-name="ce202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87" office:value-type="string">
            <text:p>Metadata is edit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2];6;1)&gt;MID([.F11];6;1);&quot;&quot;;MAX([.A$7:.A11])+1)" office:value-type="float" office:value="3">
            <text:p>3.00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Metadata\Delete</text:p>
          </table:table-cell>
          <table:table-cell table:style-name="ce121" office:value-type="string">
            <text:p>Delete metadata</text:p>
          </table:table-cell>
          <table:table-cell table:style-name="ce174" office:value-type="string">
            <text:p>Step 1: Open Manage Metadatas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94" office:value-type="string">
            <text:p>' Manage Metadata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2" office:value-type="string">
            <text:p>ECMS\Admin\Content_Presentation\Manage Metadata\Delete</text:p>
          </table:table-cell>
          <table:table-cell table:style-name="ce202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19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22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3];[.$K1])" office:value-type="float" office:value="0">
            <text:p>0</text:p>
          </table:table-cell>
          <table:table-cell table:style-name="ce85" table:formula="of:=COUNTIF([.M$7:.M$843];[.$K1])" office:value-type="float" office:value="0">
            <text:p>0</text:p>
          </table:table-cell>
          <table:table-cell table:style-name="ce85" table:formula="of:=COUNTIF([.N$7:.N$843];[.$K1])" office:value-type="float" office:value="0">
            <text:p>0</text:p>
          </table:table-cell>
          <table:table-cell table:style-name="ce85" table:formula="of:=COUNTIF([.O$7:.O$843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3];[.$K2])" office:value-type="float" office:value="0">
            <text:p>0</text:p>
          </table:table-cell>
          <table:table-cell table:style-name="ce85" table:formula="of:=COUNTIF([.M$7:.M$843];[.$K2])" office:value-type="float" office:value="0">
            <text:p>0</text:p>
          </table:table-cell>
          <table:table-cell table:style-name="ce85" table:formula="of:=COUNTIF([.N$7:.N$843];[.$K2])" office:value-type="float" office:value="0">
            <text:p>0</text:p>
          </table:table-cell>
          <table:table-cell table:style-name="ce85" table:formula="of:=COUNTIF([.O$7:.O$843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3];[.$K3])" office:value-type="float" office:value="0">
            <text:p>0</text:p>
          </table:table-cell>
          <table:table-cell table:style-name="ce85" table:formula="of:=COUNTIF([.M$7:.M$843];[.$K3])" office:value-type="float" office:value="0">
            <text:p>0</text:p>
          </table:table-cell>
          <table:table-cell table:style-name="ce85" table:formula="of:=COUNTIF([.N$7:.N$843];[.$K3])" office:value-type="float" office:value="0">
            <text:p>0</text:p>
          </table:table-cell>
          <table:table-cell table:style-name="ce85" table:formula="of:=COUNTIF([.O$7:.O$843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29])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3];[.$K4])" office:value-type="float" office:value="0">
            <text:p>0</text:p>
          </table:table-cell>
          <table:table-cell table:style-name="ce85" table:formula="of:=COUNTIF([.M$7:.M$843];[.$K4])" office:value-type="float" office:value="0">
            <text:p>0</text:p>
          </table:table-cell>
          <table:table-cell table:style-name="ce85" table:formula="of:=COUNTIF([.N$7:.N$843];[.$K4])" office:value-type="float" office:value="0">
            <text:p>0</text:p>
          </table:table-cell>
          <table:table-cell table:style-name="ce85" table:formula="of:=COUNTIF([.O$7:.O$843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3];[.$K5])" office:value-type="float" office:value="0">
            <text:p>0</text:p>
          </table:table-cell>
          <table:table-cell table:style-name="ce85" table:formula="of:=COUNTIF([.M$7:.M$843];[.$K5])" office:value-type="float" office:value="0">
            <text:p>0</text:p>
          </table:table-cell>
          <table:table-cell table:style-name="ce85" table:formula="of:=COUNTIF([.N$7:.N$843];[.$K5])" office:value-type="float" office:value="0">
            <text:p>0</text:p>
          </table:table-cell>
          <table:table-cell table:style-name="ce85" table:formula="of:=COUNTIF([.O$7:.O$843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Content_Presentation\Manage View\Views</text:p>
          </table:table-cell>
          <table:table-cell table:style-name="ce121" office:value-type="string">
            <text:p>Add new view when put <text:s/>valid data in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s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<text:s/>valid data in all required fields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The field "Name" is required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5];6;1)&gt;MID([.F14];6;1);&quot;&quot;;MAX([.A$7:.A14])+1)" office:value-type="float" office:value="3">
            <text:p>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contain some special characters: %$^&amp;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The view name contains some invalid characters. 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8];6;1)&gt;MID([.F17];6;1);&quot;&quot;;MAX([.A$7:.A17])+1)" office:value-type="float" office:value="4">
            <text:p>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'Name' field has the same name with exist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The view name already exist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1];6;1)&gt;MID([.F20];6;1);&quot;&quot;;MAX([.A$7:.A20])+1)" office:value-type="float" office:value="5">
            <text:p>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select permis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The field "Permission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4];6;1)&gt;MID([.F23];6;1);&quot;&quot;;MAX([.A$7:.A23])+1)" office:value-type="float" office:value="6">
            <text:p>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add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Please add a tab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7];6;1)&gt;MID([.F26];6;1);&quot;&quot;;MAX([.A$7:.A26])+1)" office:value-type="float" office:value="7">
            <text:p>7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do not put data in 'Name' <text:s/>of ' Tab Form'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The tab name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 office:value-type="float" office:value="8">
            <text:p>8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view when put some special characters in 'Name' field of 'Tab Form'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 tab name contains some invalid characters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5];6;1)&gt;MID([.F34];6;1);&quot;&quot;;MAX([.A$7:.A34])+1)" office:value-type="float" office:value="9">
            <text:p>9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the name of this tab has the same name with existing tab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replaces old tab.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9];6;1)&gt;MID([.F38];6;1);&quot;&quot;;MAX([.A$7:.A38])+1)" office:value-type="float" office:value="10">
            <text:p>10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Add new Tab when do not select any property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Please select at least one function in the list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3];6;1)&gt;MID([.F42];6;1);&quot;&quot;;MAX([.A$7:.A42])+1)" office:value-type="float" office:value="11">
            <text:p>11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 office:value-type="float" office:value="12">
            <text:p>12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 when user does not have permission with this driv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1];6;1)&gt;MID([.F50];6;1);&quot;&quot;;MAX([.A$7:.A50])+1)" office:value-type="float" office:value="13">
            <text:p>13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Preview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3];6;1)&gt;MID([.F52];6;1);&quot;&quot;;MAX([.A$7:.A52])+1)" office:value-type="float" office:value="14">
            <text:p>14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Edit a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6];6;1)&gt;MID([.F55];6;1);&quot;&quot;;MAX([.A$7:.A55])+1)" office:value-type="float" office:value="15">
            <text:p>15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 view when it has not been using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 view when it has not been using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View is deleted</text:p>
          </table:table-cell>
          <table:table-cell table:style-name="ce194" office:value-type="string">
            <text:p>High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58];6;1)&gt;MID([.F57];6;1);&quot;&quot;;MAX([.A$7:.A57])+1)" office:value-type="float" office:value="16">
            <text:p>16.0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121" office:value-type="string">
            <text:p>Delete an using view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172" office:value-type="string">
            <text:p>ECMS\Admin\Content_Presentation\Manage View\Views</text:p>
          </table:table-cell>
          <table:table-cell table:style-name="ce202" office:value-type="string">
            <text:p>Delete an using view</text:p>
          </table:table-cell>
          <table:table-cell table:style-name="ce196" office:value-type="string">
            <text:p>Step 2: Delete a view</text:p>
          </table:table-cell>
          <table:table-cell table:style-name="ce196" office:value-type="string">
            <text:p>- Click 'Edit' icon on a view you want to delete</text:p>
            <text:p>- Click OK on confirm message</text:p>
          </table:table-cell>
          <table:table-cell table:style-name="ce196" office:value-type="string">
            <text:p>Show message “Cannot delete [name of view]. It is currently in use.“</text:p>
          </table:table-cell>
          <table:table-cell table:style-name="ce194" office:value-type="string">
            <text:p>High</text:p>
          </table:table-cell>
          <table:table-cell table:style-name="ce196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0];6;1)&gt;MID([.F59];6;1);&quot;&quot;;MAX([.A$7:.A59])+1)" office:value-type="float" office:value="17">
            <text:p>17.00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put valid data into all required fields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3];6;1)&gt;MID([.F62];6;1);&quot;&quot;;MAX([.A$7:.A62])+1)" office:value-type="float" office:value="18">
            <text:p>18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content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Content" is required.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6];6;1)&gt;MID([.F65];6;1);&quot;&quot;;MAX([.A$7:.A65])+1)" office:value-type="float" office:value="19">
            <text:p>19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is blank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"Name" is required.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69];6;1)&gt;MID([.F68];6;1);&quot;&quot;;MAX([.A$7:.A68])+1)" office:value-type="float" office:value="20">
            <text:p>20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contain some special characters : $%^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The field 'Name' has some invalid characters. Please type another value!”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2];6;1)&gt;MID([.F71];6;1);&quot;&quot;;MAX([.A$7:.A71])+1)" office:value-type="float" office:value="21">
            <text:p>21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Add ECM template has the same name with existing</text:p>
            <text:p><text:s/>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[the name of new ECM Template]already exists. “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5];6;1)&gt;MID([.F74];6;1);&quot;&quot;;MAX([.A$7:.A74])+1)" office:value-type="float" office:value="22">
            <text:p>22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the displaying of ECM template 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79];6;1)&gt;MID([.F78];6;1);&quot;&quot;;MAX([.A$7:.A78])+1)" office:value-type="float" office:value="23">
            <text:p>23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Check version for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9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2];6;1)&gt;MID([.F81];6;1);&quot;&quot;;MAX([.A$7:.A81])+1)" office:value-type="float" office:value="24">
            <text:p>24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Test Restore Version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5];6;1)&gt;MID([.F84];6;1);&quot;&quot;;MAX([.A$7:.A84])+1)" office:value-type="float" office:value="25">
            <text:p>25.0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121" office:value-type="string">
            <text:p>Delete ECM Template</text:p>
          </table:table-cell>
          <table:table-cell table:style-name="ce174" office:value-type="string">
            <text:p>Step 1: Open Manage View form</text:p>
          </table:table-cell>
          <table:table-cell table:style-name="ce174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94" office:value-type="string">
            <text:p><text:s/>Manage View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172" office:value-type="string">
            <text:p>ECMS\Admin\Content_Presentation\Manage View\ECM Template</text:p>
          </table:table-cell>
          <table:table-cell table:style-name="ce202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22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41" table:default-cell-style-name="Default"/>
        <table:table-column table:style-name="co42" table:default-cell-style-name="ce170"/>
        <table:table-column table:style-name="co3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07];[.$K1])" office:value-type="float" office:value="0">
            <text:p>0</text:p>
          </table:table-cell>
          <table:table-cell table:style-name="ce85" table:formula="of:=COUNTIF([.M$7:.M$807];[.$K1])" office:value-type="float" office:value="0">
            <text:p>0</text:p>
          </table:table-cell>
          <table:table-cell table:style-name="ce85" table:formula="of:=COUNTIF([.N$7:.N$807];[.$K1])" office:value-type="float" office:value="0">
            <text:p>0</text:p>
          </table:table-cell>
          <table:table-cell table:style-name="ce85" table:formula="of:=COUNTIF([.O$7:.O$807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07];[.$K2])" office:value-type="float" office:value="0">
            <text:p>0</text:p>
          </table:table-cell>
          <table:table-cell table:style-name="ce85" table:formula="of:=COUNTIF([.M$7:.M$807];[.$K2])" office:value-type="float" office:value="0">
            <text:p>0</text:p>
          </table:table-cell>
          <table:table-cell table:style-name="ce85" table:formula="of:=COUNTIF([.N$7:.N$807];[.$K2])" office:value-type="float" office:value="0">
            <text:p>0</text:p>
          </table:table-cell>
          <table:table-cell table:style-name="ce85" table:formula="of:=COUNTIF([.O$7:.O$807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07];[.$K3])" office:value-type="float" office:value="0">
            <text:p>0</text:p>
          </table:table-cell>
          <table:table-cell table:style-name="ce85" table:formula="of:=COUNTIF([.M$7:.M$807];[.$K3])" office:value-type="float" office:value="0">
            <text:p>0</text:p>
          </table:table-cell>
          <table:table-cell table:style-name="ce85" table:formula="of:=COUNTIF([.N$7:.N$807];[.$K3])" office:value-type="float" office:value="0">
            <text:p>0</text:p>
          </table:table-cell>
          <table:table-cell table:style-name="ce85" table:formula="of:=COUNTIF([.O$7:.O$807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793])" office:value-type="float" office:value="11" table:number-columns-spanned="3" table:number-rows-spanned="1">
            <text:p>11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07];[.$K4])" office:value-type="float" office:value="0">
            <text:p>0</text:p>
          </table:table-cell>
          <table:table-cell table:style-name="ce85" table:formula="of:=COUNTIF([.M$7:.M$807];[.$K4])" office:value-type="float" office:value="0">
            <text:p>0</text:p>
          </table:table-cell>
          <table:table-cell table:style-name="ce85" table:formula="of:=COUNTIF([.N$7:.N$807];[.$K4])" office:value-type="float" office:value="0">
            <text:p>0</text:p>
          </table:table-cell>
          <table:table-cell table:style-name="ce85" table:formula="of:=COUNTIF([.O$7:.O$807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07];[.$K5])" office:value-type="float" office:value="0">
            <text:p>0</text:p>
          </table:table-cell>
          <table:table-cell table:style-name="ce85" table:formula="of:=COUNTIF([.M$7:.M$807];[.$K5])" office:value-type="float" office:value="0">
            <text:p>0</text:p>
          </table:table-cell>
          <table:table-cell table:style-name="ce85" table:formula="of:=COUNTIF([.N$7:.N$807];[.$K5])" office:value-type="float" office:value="0">
            <text:p>0</text:p>
          </table:table-cell>
          <table:table-cell table:style-name="ce85" table:formula="of:=COUNTIF([.O$7:.O$807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, list all existing drive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 are 2 tabs: Drive and <text:s/>Apply View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Home Path' icon </text:p>
          </table:table-cell>
          <table:table-cell table:style-name="ce118" office:value-type="string">
            <text:p>Select home path form appears, list all existing nodes in selected workspace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Path of selected node will be displayed in 'Home path'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Selected group &amp; membership type will be displayed in Permission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/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lect Allow Folder Creation</text:p>
          </table:table-cell>
          <table:table-cell table:style-name="ce118" office:value-type="string">
            <text:p>Choose one type of folder</text:p>
          </table:table-cell>
          <table:table-cell table:style-name="ce118" office:value-type="string">
            <text:p>Type of folder is selec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4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s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1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6];6;1)&gt;MID([.F15];6;1);&quot;&quot;;MAX([.A$7:.A15])+1)" office:value-type="float" office:value="2">
            <text:p>2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"Name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19];6;1)&gt;MID([.F18];6;1);&quot;&quot;;MAX([.A$7:.A18])+1)" office:value-type="float" office:value="3">
            <text:p>3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The field 'Name' has some invalid characters. Please type another value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2];6;1)&gt;MID([.F21];6;1);&quot;&quot;;MAX([.A$7:.A21])+1)" office:value-type="float" office:value="4">
            <text:p>4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drive already exists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6];6;1)&gt;MID([.F25];6;1);&quot;&quot;;MAX([.A$7:.A25])+1)" office:value-type="float" office:value="5">
            <text:p>5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Please select one view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29];6;1)&gt;MID([.F28];6;1);&quot;&quot;;MAX([.A$7:.A28])+1)" office:value-type="float" office:value="6">
            <text:p>6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The field "Permissions" is required.”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3];6;1)&gt;MID([.F32];6;1);&quot;&quot;;MAX([.A$7:.A32])+1)" office:value-type="float" office:value="7">
            <text:p>7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36];6;1)&gt;MID([.F35];6;1);&quot;&quot;;MAX([.A$7:.A35])+1)" office:value-type="float" office:value="8">
            <text:p>8.00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214" office:value-type="string">
            <text:p>ECMS\Admin\Content_Presentation\\Manage Drives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0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215" office:value-type="string">
            <text:p>ECMS\Admin\Content_Presentation\\Manage Drives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19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1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<text:s/>by user has access right 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43];6;1)&gt;MID([.F42];6;1);&quot;&quot;;MAX([.A$7:.A42])+1)" office:value-type="float" office:value="10">
            <text:p>10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209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by user does not have access right with this drive</text:p>
          </table:table-cell>
          <table:table-cell table:style-name="ce174" office:value-type="string">
            <text:p>Step 1: Open Manage Drive form</text:p>
          </table:table-cell>
          <table:table-cell table:style-name="ce174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1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02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19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63" table:formula="of:=IF(MID([.F48];6;1)&gt;MID([.F47];6;1);&quot;&quot;;MAX([.A$7:.A47])+1)" office:value-type="float" office:value="11">
            <text:p>11.0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199" office:value-type="string">
            <text:p>Step 1: Open Manage Drive form</text:p>
          </table:table-cell>
          <table:table-cell table:style-name="ce19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94" office:value-type="string">
            <text:p><text:s/>Manage Drives' form appears</text:p>
          </table:table-cell>
          <table:table-cell table:style-name="ce194" office:value-type="string">
            <text:p>High</text:p>
          </table:table-cell>
          <table:table-cell table:style-name="ce19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217" office:value-type="string">
            <text:p>Step 2: Delete drive</text:p>
          </table:table-cell>
          <table:table-cell table:style-name="ce217" office:value-type="string">
            <text:p>- Click 'Delete' icon on a drive you want to delete</text:p>
            <text:p>- Click OK on confirm message form</text:p>
          </table:table-cell>
          <table:table-cell table:style-name="ce217" office:value-type="string">
            <text:p>Drive is deleted</text:p>
          </table:table-cell>
          <table:table-cell table:style-name="ce194" office:value-type="string">
            <text:p>High</text:p>
          </table:table-cell>
          <table:table-cell table:style-name="ce21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172" office:value-type="string">
            <text:p>ECMS\Admin\Content_Presentation\Manage Drives\Display</text:p>
          </table:table-cell>
          <table:table-cell table:style-name="ce2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19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1.00</text:p>
          </table:table-cell>
          <table:table-cell table:style-name="ce116" office:value-type="string">
            <text:p>ECMS\Admin\</text:p>
            <text:p>Content Types \Namespace Registry</text:p>
          </table:table-cell>
          <table:table-cell table:style-name="ce121" office:value-type="string">
            <text:p>Add new a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11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'Namespace Prefix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"Namespace Prefix" is required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field 'Namespace Prefix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name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a new namespace when 'Uri' field is blank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The field "URI" is required.”</text:p>
          </table:table-cell>
          <table:table-cell table:style-name="ce19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uri with existing namespace</text:p>
          </table:table-cell>
          <table:table-cell table:style-name="ce174" office:value-type="string">
            <text:p>Step 1: Open Namespace Registry form</text:p>
          </table:table-cell>
          <table:table-cell table:style-name="ce174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94" office:value-type="string">
            <text:p><text:s/>'Namespace Registry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174" office:value-type="string">
            <text:p>Step 2: Open 'Registry new Namespace'</text:p>
          </table:table-cell>
          <table:table-cell table:style-name="ce174" office:value-type="string">
            <text:p>Click Register button</text:p>
          </table:table-cell>
          <table:table-cell table:style-name="ce194" office:value-type="string">
            <text:p><text:s/>'Registry new Namespace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202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Namespace or URI already exists.”</text:p>
          </table:table-cell>
          <table:table-cell table:style-name="ce19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64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218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3" office:value-type="string">
            <text:p>ECMS\Admin\</text:p>
            <text:p>Content Types 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19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7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2" office:value-type="string">
            <text:p>ECMS\Admin\Content_Types 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 office:value-type="float" office:value="2">
            <text:p>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3">
            <text:p>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4">
            <text:p>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Node Type Name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5">
            <text:p>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6">
            <text:p>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node type registration is unsuccessfully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7">
            <text:p>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18" office:value-type="string">
            <text:p>Show message “The file name ha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8">
            <text:p>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node type registration is unsuccessful. It already exists or the super type i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9">
            <text:p>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 field "Super Types" is required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0">
            <text:p>1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1">
            <text:p>1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 office:value-type="float" office:value="12">
            <text:p>1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2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3">
            <text:p>1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4">
            <text:p>1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5">
            <text:p>1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3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The property definition's name was invalid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6">
            <text:p>16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7">
            <text:p>17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8">
            <text:p>18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9">
            <text:p>19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0">
            <text:p>20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1">
            <text:p>21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 child node name contains some invalid characters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2">
            <text:p>22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22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3">
            <text:p>23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4">
            <text:p>24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5">
            <text:p>25.0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22" office:value-type="string">
            <text:p>ECMS\Admin\Content_Types 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6">
            <text:p>26.00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7">
            <text:p>27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Browse a node type file that you want to import.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8">
            <text:p>28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4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29">
            <text:p>29.00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22" office:value-type="string">
            <text:p>ECMS\Admin\Content_Types 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30">
            <text:p>30.0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26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“The value of the field is empty.”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18">
          <table:table-cell table:style-name="ce63" office:value-type="float" office:value="31">
            <text:p>31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2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“There are some invalid characters. Please enter another value. “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18">
          <table:table-cell table:style-name="ce63" office:value-type="float" office:value="32">
            <text:p>32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18">
          <table:table-cell table:style-name="ce63" office:value-type="float" office:value="33">
            <text:p>33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18">
          <table:table-cell table:style-name="ce63" office:value-type="float" office:value="34">
            <text:p>34.00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Group/ Content Manager's pages/ Administration/Content Types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14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22" office:value-type="string">
            <text:p>ECMS\Admin\Content_Types 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223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1];[.$K1])" office:value-type="float" office:value="0">
            <text:p>0</text:p>
          </table:table-cell>
          <table:table-cell table:style-name="ce85" table:formula="of:=COUNTIF([.M$7:.M$891];[.$K1])" office:value-type="float" office:value="0">
            <text:p>0</text:p>
          </table:table-cell>
          <table:table-cell table:style-name="ce85" table:formula="of:=COUNTIF([.N$7:.N$891];[.$K1])" office:value-type="float" office:value="0">
            <text:p>0</text:p>
          </table:table-cell>
          <table:table-cell table:style-name="ce85" table:formula="of:=COUNTIF([.O$7:.O$89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1];[.$K2])" office:value-type="float" office:value="0">
            <text:p>0</text:p>
          </table:table-cell>
          <table:table-cell table:style-name="ce85" table:formula="of:=COUNTIF([.M$7:.M$891];[.$K2])" office:value-type="float" office:value="0">
            <text:p>0</text:p>
          </table:table-cell>
          <table:table-cell table:style-name="ce85" table:formula="of:=COUNTIF([.N$7:.N$891];[.$K2])" office:value-type="float" office:value="0">
            <text:p>0</text:p>
          </table:table-cell>
          <table:table-cell table:style-name="ce85" table:formula="of:=COUNTIF([.O$7:.O$89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Query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1];[.$K3])" office:value-type="float" office:value="0">
            <text:p>0</text:p>
          </table:table-cell>
          <table:table-cell table:style-name="ce85" table:formula="of:=COUNTIF([.M$7:.M$891];[.$K3])" office:value-type="float" office:value="0">
            <text:p>0</text:p>
          </table:table-cell>
          <table:table-cell table:style-name="ce85" table:formula="of:=COUNTIF([.N$7:.N$891];[.$K3])" office:value-type="float" office:value="0">
            <text:p>0</text:p>
          </table:table-cell>
          <table:table-cell table:style-name="ce85" table:formula="of:=COUNTIF([.O$7:.O$89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77])" office:value-type="float" office:value="13" table:number-columns-spanned="3" table:number-rows-spanned="1">
            <text:p>13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1];[.$K4])" office:value-type="float" office:value="0">
            <text:p>0</text:p>
          </table:table-cell>
          <table:table-cell table:style-name="ce85" table:formula="of:=COUNTIF([.M$7:.M$891];[.$K4])" office:value-type="float" office:value="0">
            <text:p>0</text:p>
          </table:table-cell>
          <table:table-cell table:style-name="ce85" table:formula="of:=COUNTIF([.N$7:.N$891];[.$K4])" office:value-type="float" office:value="0">
            <text:p>0</text:p>
          </table:table-cell>
          <table:table-cell table:style-name="ce85" table:formula="of:=COUNTIF([.O$7:.O$89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1];[.$K5])" office:value-type="float" office:value="0">
            <text:p>0</text:p>
          </table:table-cell>
          <table:table-cell table:style-name="ce85" table:formula="of:=COUNTIF([.M$7:.M$891];[.$K5])" office:value-type="float" office:value="0">
            <text:p>0</text:p>
          </table:table-cell>
          <table:table-cell table:style-name="ce85" table:formula="of:=COUNTIF([.N$7:.N$891];[.$K5])" office:value-type="float" office:value="0">
            <text:p>0</text:p>
          </table:table-cell>
          <table:table-cell table:style-name="ce85" table:formula="of:=COUNTIF([.O$7:.O$89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168" office:value-type="float" office:value="1">
            <text:p>1.00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10"/>
        </table:table-row>
        <table:table-row table:style-name="ro14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194"/>
          <table:table-cell table:style-name="ce87">
            <text:p>hai.nguyen</text:p>
          </table:table-cell>
          <table:table-cell table:style-name="ce87" table:number-columns-repeated="9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SQL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94" office:value-type="string">
            <text:p>New Xpath query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195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Do not put name for new query</text:p>
            <text:p>- Click Save button</text:p>
          </table:table-cell>
          <table:table-cell table:style-name="ce194" office:value-type="string">
            <text:p>Show message “The field "Query Name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11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some special characters in 'Query name' field</text:p>
            <text:p>- Click Save button</text:p>
          </table:table-cell>
          <table:table-cell table:style-name="ce194" office:value-type="string">
            <text:p>Show message “The field 'Query Name' has some invalid characters. Please type another valu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the name for new query has the same name with existing queries</text:p>
            <text:p>- Click Save button</text:p>
          </table:table-cell>
          <table:table-cell table:style-name="ce194" office:value-type="string">
            <text:p>Show message “This query name already exists. Please select another one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94" office:value-type="string">
            <text:p>Show message “The query is invalid. Please check your query statement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94" office:value-type="string">
            <text:p>Show message “The field "Statement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1];6;1)&gt;MID([.F30];6;1);&quot;&quot;;MAX([.A$7:.A30])+1)" office:value-type="float" office:value="9">
            <text:p>9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94" office:value-type="string">
            <text:p>Show message “The field "Permissions" is required.”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4];6;1)&gt;MID([.F33];6;1);&quot;&quot;;MAX([.A$7:.A33])+1)" office:value-type="float" office:value="10">
            <text:p>10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174" office:value-type="string">
            <text:p>Add new query</text:p>
          </table:table-cell>
          <table:table-cell table:style-name="ce194" office:value-type="string">
            <text:p>New query is created successfully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174" office:value-type="string">
            <text:p>- Go to Sites Explorer</text:p>
            <text:p>- Click Saved Searches icon on Side bar.</text:p>
          </table:table-cell>
          <table:table-cell table:style-name="ce194" office:value-type="string">
            <text:p>All queries that created in Manage Queries are shown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37];6;1)&gt;MID([.F36];6;1);&quot;&quot;;MAX([.A$7:.A36])+1)" office:value-type="float" office:value="11">
            <text:p>11.0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121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31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172" office:value-type="string">
            <text:p>ECMS\Admin\Advanced_Configuration\Manage Queries\Add</text:p>
          </table:table-cell>
          <table:table-cell table:style-name="ce202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174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94" office:value-type="string">
            <text:p>New query is created successfully. A<text:span text:style-name="T7">t the first </text:span><text:span text:style-name="T7">time you use this query </text:span><text:span text:style-name="T7">to search, the result will </text:span><text:span text:style-name="T7">be cached. At the second </text:span><text:span text:style-name="T7">time you search using </text:span><text:span text:style-name="T7">this query, it will show </text:span><text:span text:style-name="T7">cached result. After </text:span><text:span text:style-name="T8">45 </text:span><text:span text:style-name="T8">minutes,</text:span><text:span text:style-name="T9"> </text:span><text:span text:style-name="T10">the cache will </text:span><text:span text:style-name="T10">be removed. </text:span></text:p>
          </table:table-cell>
          <table:table-cell table:style-name="ce194" office:value-type="string">
            <text:p>Low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40];6;1)&gt;MID([.F39];6;1);&quot;&quot;;MAX([.A$7:.A39])+1)" office:value-type="float" office:value="12">
            <text:p>12.00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121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9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174" office:value-type="string">
            <text:p>Click 'Add query' button</text:p>
          </table:table-cell>
          <table:table-cell table:style-name="ce194" office:value-type="string">
            <text:p><text:s/>'Add query' pop-up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72" office:value-type="string">
            <text:p>ECMS\Admin\Advanced_Configuration\Manage Queries\Edit</text:p>
          </table:table-cell>
          <table:table-cell table:style-name="ce202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25">
          <table:table-cell table:style-name="ce63" table:formula="of:=IF(MID([.F43];6;1)&gt;MID([.F42];6;1);&quot;&quot;;MAX([.A$7:.A42])+1)" office:value-type="float" office:value="13">
            <text:p>13.00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121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94" office:value-type="string">
            <text:p><text:s/>'Manage Queries'' form appears</text:p>
          </table:table-cell>
          <table:table-cell table:style-name="ce194" office:value-type="string">
            <text:p>Medium</text:p>
          </table:table-cell>
          <table:table-cell table:style-name="ce19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72" office:value-type="string">
            <text:p>ECMS\Admin\Advanced_Configuration\Manage Queries\Delete</text:p>
          </table:table-cell>
          <table:table-cell table:style-name="ce202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19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00];[.$K1])" office:value-type="float" office:value="0">
            <text:p>0</text:p>
          </table:table-cell>
          <table:table-cell table:style-name="ce85" table:formula="of:=COUNTIF([.M$7:.M$900];[.$K1])" office:value-type="float" office:value="0">
            <text:p>0</text:p>
          </table:table-cell>
          <table:table-cell table:style-name="ce85" table:formula="of:=COUNTIF([.N$7:.N$900];[.$K1])" office:value-type="float" office:value="0">
            <text:p>0</text:p>
          </table:table-cell>
          <table:table-cell table:style-name="ce85" table:formula="of:=COUNTIF([.O$7:.O$90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00];[.$K2])" office:value-type="float" office:value="0">
            <text:p>0</text:p>
          </table:table-cell>
          <table:table-cell table:style-name="ce85" table:formula="of:=COUNTIF([.M$7:.M$900];[.$K2])" office:value-type="float" office:value="0">
            <text:p>0</text:p>
          </table:table-cell>
          <table:table-cell table:style-name="ce85" table:formula="of:=COUNTIF([.N$7:.N$900];[.$K2])" office:value-type="float" office:value="0">
            <text:p>0</text:p>
          </table:table-cell>
          <table:table-cell table:style-name="ce85" table:formula="of:=COUNTIF([.O$7:.O$90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Manage Script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00];[.$K3])" office:value-type="float" office:value="0">
            <text:p>0</text:p>
          </table:table-cell>
          <table:table-cell table:style-name="ce85" table:formula="of:=COUNTIF([.M$7:.M$900];[.$K3])" office:value-type="float" office:value="0">
            <text:p>0</text:p>
          </table:table-cell>
          <table:table-cell table:style-name="ce85" table:formula="of:=COUNTIF([.N$7:.N$900];[.$K3])" office:value-type="float" office:value="0">
            <text:p>0</text:p>
          </table:table-cell>
          <table:table-cell table:style-name="ce85" table:formula="of:=COUNTIF([.O$7:.O$90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886])" office:value-type="float" office:value="8" table:number-columns-spanned="3" table:number-rows-spanned="1">
            <text:p>8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00];[.$K4])" office:value-type="float" office:value="0">
            <text:p>0</text:p>
          </table:table-cell>
          <table:table-cell table:style-name="ce85" table:formula="of:=COUNTIF([.M$7:.M$900];[.$K4])" office:value-type="float" office:value="0">
            <text:p>0</text:p>
          </table:table-cell>
          <table:table-cell table:style-name="ce85" table:formula="of:=COUNTIF([.N$7:.N$900];[.$K4])" office:value-type="float" office:value="0">
            <text:p>0</text:p>
          </table:table-cell>
          <table:table-cell table:style-name="ce85" table:formula="of:=COUNTIF([.O$7:.O$90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00];[.$K5])" office:value-type="float" office:value="0">
            <text:p>0</text:p>
          </table:table-cell>
          <table:table-cell table:style-name="ce85" table:formula="of:=COUNTIF([.M$7:.M$900];[.$K5])" office:value-type="float" office:value="0">
            <text:p>0</text:p>
          </table:table-cell>
          <table:table-cell table:style-name="ce85" table:formula="of:=COUNTIF([.N$7:.N$900];[.$K5])" office:value-type="float" office:value="0">
            <text:p>0</text:p>
          </table:table-cell>
          <table:table-cell table:style-name="ce85" table:formula="of:=COUNTIF([.O$7:.O$90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5">
          <table:table-cell table:style-name="ce63" office:value-type="float" office:value="1">
            <text:p>1.00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Name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Only alpha, digit, dot, dash and underscore characters are allowed for the field "Script Name"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6];6;1)&gt;MID([.F15];6;1);&quot;&quot;;MAX([.A$7:.A15])+1)" office:value-type="float" office:value="4">
            <text:p>4.00</text:p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18" office:value-type="string">
            <text:p><text:s/>'Manage Scripts'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8" office:value-type="string">
            <text:p>- Select ECM Script tab, select <text:span text:style-name="T12">Select category </text:span></text:p>
            <text:p>- Click Add button</text:p>
          </table:table-cell>
          <table:table-cell table:style-name="ce118" office:value-type="string">
            <text:p><text:s/>'Add/Edit Script' form appears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118" table:formula="of:=IF(MID([.F18];6;1)&gt;MID([.F17];6;1);&quot;&quot;;MAX([.A$7:.A17])+1)">
            <text:p/>
          </table:table-cell>
          <table:table-cell table:style-name="ce118" office:value-type="string">
            <text:p>FNC_ECMS_ADM_SCR_01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18" office:value-type="string">
            <text:p>ECMS\Admin\Advanced_Configuration\Manage Script\ECM Script</text:p>
          </table:table-cell>
          <table:table-cell table:style-name="ce118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8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18" office:value-type="string">
            <text:p>Show message “The script name [the name of scrip] is existing.”</text:p>
          </table:table-cell>
          <table:table-cell table:style-name="ce118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"Script Contents" is required.”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5" office:value-type="string">
            <text:p>Using ECM script</text:p>
          </table:table-cell>
          <table:table-cell table:style-name="ce217" office:value-type="string">
            <text:p>Step 1: Open 'Manage Scripts' form</text:p>
          </table:table-cell>
          <table:table-cell table:style-name="ce22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2: Open “Add/Edit script” form</text:p>
          </table:table-cell>
          <table:table-cell table:style-name="ce222" office:value-type="string">
            <text:p>- Select ECM Script tab or <text:span text:style-name="T13"><text:s/></text:span><text:span text:style-name="T14">BC Scripts, select </text:span><text:span text:style-name="T14">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217" office:value-type="string">
            <text:p>Step 3: Add new script</text:p>
          </table:table-cell>
          <table:table-cell table:style-name="ce222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6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2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222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5">Extends Action </text:span><text:span text:style-name="T15">Type: exo:scriptaction , </text:span></text:p>
            <text:p><text:span text:style-name="T17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19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6];6;1)&gt;MID([.F25];6;1);&quot;&quot;;MAX([.A$7:.A25])+1)" office:value-type="float" office:value="7">
            <text:p>7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9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9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72" office:value-type="string">
            <text:p>EC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9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table:table-column table:style-name="co43" table:default-cell-style-name="Default"/>
        <table:table-column table:style-name="co10" table:default-cell-style-name="Default"/>
        <table:table-column table:style-name="co44" table:default-cell-style-name="Default"/>
        <table:table-column table:style-name="co42" table:default-cell-style-name="ce170"/>
        <table:table-column table:style-name="co4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0" table:default-cell-style-name="Default"/>
        <table:table-row table:style-name="ro15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19" office:value-type="string">
            <text:p>Function List</text:p>
          </table:table-cell>
          <table:table-cell table:style-name="ce220" office:value-type="string" table:number-columns-spanned="3" table:number-rows-spanned="1">
            <text:p>Create Action Type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7">
          <table:table-cell/>
          <table:table-cell table:style-name="ce219" office:value-type="string">
            <text:p>Total main cases:</text:p>
          </table:table-cell>
          <table:table-cell table:style-name="ce220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44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21">
          <table:table-cell table:style-name="ce63" office:value-type="float" office:value="1">
            <text:p>1.00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ith valid data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</text:p>
            <text:p>- Select properties</text:p>
            <text:p>- Click Save button</text:p>
          </table:table-cell>
          <table:table-cell table:style-name="ce194" office:value-type="string">
            <text:p>New action is created successfully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type when Name field is blank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Do not put name for new action</text:p>
            <text:p>- Select properties</text:p>
            <text:p>- Click Save button</text:p>
          </table:table-cell>
          <table:table-cell table:style-name="ce194" office:value-type="string">
            <text:p>Show message “The field 'Name (start with ''exo:'')' is required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94" office:value-type="string">
            <text:p>Show message “The action name contains some invalid characters.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ction when name field does not start with ''exo:''</text:p>
          </table:table-cell>
          <table:table-cell table:style-name="ce87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174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94" office:value-type="string">
            <text:p>Show message “[name of action]is invalid. The name must begin with 'exo:'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121" office:value-type="string">
            <text:p>Add An action type when name of action is existed</text:p>
          </table:table-cell>
          <table:table-cell table:style-name="ce202" office:value-type="string">
            <text:p>Step 1: Open 'Create Action Type' form</text:p>
          </table:table-cell>
          <table:table-cell table:style-name="ce174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94" office:value-type="string">
            <text:p><text:s/>'Create Action Type' form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11" office:value-type="string">
            <text:p>Add An action type when name of action is existed</text:p>
          </table:table-cell>
          <table:table-cell table:style-name="ce202" office:value-type="string">
            <text:p>Step 2: Open 'Action Type Form'</text:p>
          </table:table-cell>
          <table:table-cell table:style-name="ce174" office:value-type="string">
            <text:p>Click Add button</text:p>
          </table:table-cell>
          <table:table-cell table:style-name="ce194" office:value-type="string">
            <text:p>Action Type Form' appears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202" office:value-type="string">
            <text:p>Add An action type when name of action <text:s/>is existed</text:p>
          </table:table-cell>
          <table:table-cell table:style-name="ce202" office:value-type="string">
            <text:p>Step 3: Add action</text:p>
          </table:table-cell>
          <table:table-cell table:style-name="ce174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94" office:value-type="string">
            <text:p>Show message “This action existed in the ECM system'”</text:p>
          </table:table-cell>
          <table:table-cell table:style-name="ce194" office:value-type="string">
            <text:p>Low</text:p>
          </table:table-cell>
          <table:table-cell table:style-name="ce194"/>
          <table:table-cell table:number-columns-repeated="10"/>
          <table:table-cell table:style-name="ce44" table:number-columns-repeated="210"/>
        </table:table-row>
        <table:table-row table:style-name="ro14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72" office:value-type="string">
            <text:p>ECMS\Admin\Advanced_Configuration\Create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Affected Node Types'</text:p>
          </table:table-cell>
          <table:table-cell table:style-name="ce19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23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53" table:default-cell-style-name="ce173"/>
        <table:table-column table:style-name="co51" table:default-cell-style-name="ce169"/>
        <table:table-column table:style-name="co54" table:default-cell-style-name="ce44"/>
        <table:table-column table:style-name="co55" table:default-cell-style-name="ce44"/>
        <table:table-column table:style-name="co56" table:default-cell-style-name="ce44"/>
        <table:table-column table:style-name="co10" table:default-cell-style-name="ce44"/>
        <table:table-row table:style-name="ro15">
          <table:table-cell table:style-name="ce126"/>
          <table:table-cell table:style-name="ce223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/>
          <table:table-cell table:style-name="ce224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126"/>
          <table:table-cell table:style-name="ce225" office:value-type="string">
            <text:p>Function List</text:p>
          </table:table-cell>
          <table:table-cell table:style-name="ce220" office:value-type="string" table:number-columns-spanned="3" table:number-rows-spanned="1">
            <text:p>Manage Locks</text:p>
          </table:table-cell>
          <table:covered-table-cell table:style-name="ce221"/>
          <table:covered-table-cell table:style-name="ce220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7">
          <table:table-cell table:style-name="ce126"/>
          <table:table-cell table:style-name="ce225" office:value-type="string">
            <text:p>Total main cases:</text:p>
          </table:table-cell>
          <table:table-cell table:style-name="ce220" table:formula="of:=MAX([.A7:.A1006])" office:value-type="float" office:value="9" table:number-columns-spanned="3" table:number-rows-spanned="1">
            <text:p>9</text:p>
          </table:table-cell>
          <table:covered-table-cell table:style-name="ce226"/>
          <table:covered-table-cell table:style-name="ce226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126" table:number-columns-repeated="2"/>
          <table:table-cell table:style-name="ce72"/>
          <table:table-cell table:style-name="ce210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61" office:value-type="string">
            <text:p>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>
            <text:p>Tester</text:p>
          </table:table-cell>
          <table:table-cell table:style-name="ce77">
            <text:p>IE7</text:p>
          </table:table-cell>
          <table:table-cell table:style-name="ce77">
            <text:p>FireFox3.5</text:p>
          </table:table-cell>
          <table:table-cell table:style-name="ce77">
            <text:p>Comment/Bug</text:p>
          </table:table-cell>
          <table:table-cell table:style-name="ce77" table:number-columns-repeated="6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8">
          <table:table-cell table:style-name="ce168" office:value-type="float" office:value="1">
            <text:p>1.00</text:p>
          </table:table-cell>
          <table:table-cell table:style-name="ce42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0];6;1)&gt;MID([.F9];6;1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];6;1)&gt;MID([.F12];6;1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];6;1)&gt;MID([.F16];6;1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1];6;1)&gt;MID([.F20];6;1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5];6;1)&gt;MID([.F24];6;1);&quot;&quot;;MAX([.A$7:.A24])+1)" office:value-type="float" office:value="6">
            <text:p>6.00</text:p>
          </table:table-cell>
          <table:table-cell table:style-name="ce42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209" office:value-type="string">
            <text:p>ECMS\Admin\Advanced_Configuration\Manage_Locks\Permission</text:p>
          </table:table-cell>
          <table:table-cell table:style-name="ce113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8];6;1)&gt;MID([.F27];6;1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2];6;1)&gt;MID([.F31];6;1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];6;1)&gt;MID([.F35];6;1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8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Summary_Report" table:style-name="ta1" table:print="false">
        <office:forms form:automatic-focus="false" form:apply-design-mode="false"/>
        <table:table-column table:style-name="co46" table:default-cell-style-name="ce178"/>
        <table:table-column table:style-name="co47" table:default-cell-style-name="ce186"/>
        <table:table-column table:style-name="co48" table:default-cell-style-name="ce187"/>
        <table:table-column table:style-name="co49" table:default-cell-style-name="ce187"/>
        <table:table-column table:style-name="co10" table:default-cell-style-name="ce191"/>
        <table:table-column table:style-name="co10" table:default-cell-style-name="ce143"/>
        <table:table-row table:style-name="ro53">
          <table:table-cell table:style-name="ce175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7" office:value-type="string" table:number-columns-spanned="1" table:number-rows-spanned="3">
            <text:p>Total cases</text:p>
          </table:table-cell>
          <table:table-cell table:style-name="ce126" table:number-columns-repeated="245"/>
        </table:table-row>
        <table:table-row table:style-name="ro54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90"/>
          <table:table-cell table:style-name="ce44" table:number-columns-repeated="245"/>
        </table:table-row>
        <table:table-row table:style-name="ro55">
          <table:table-cell table:style-name="ce177" office:value-type="string">
            <text:p>Id</text:p>
          </table:table-cell>
          <table:table-cell table:style-name="ce177" office:value-type="string">
            <text:p>Functional Group</text:p>
          </table:table-cell>
          <table:table-cell table:style-name="ce177" office:value-type="string">
            <text:p>Functionality</text:p>
          </table:table-cell>
          <table:table-cell table:style-name="ce177" office:value-type="string">
            <text:p>Functionality summary</text:p>
          </table:table-cell>
          <table:covered-table-cell table:style-name="ce190"/>
          <table:table-cell table:style-name="ce126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82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83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79" office:value-type="string">
            <text:p>FNC_ECMS_ADM_CAT_01</text:p>
          </table:table-cell>
          <table:table-cell table:style-name="ce184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6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87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87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56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57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57">
          <table:table-cell office:value-type="string">
            <text:p>FNC_ECMS_ADM_LOC_02</text:p>
          </table:table-cell>
          <table:table-cell table:style-name="ce188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58">
          <table:table-cell table:style-name="ce180" office:value-type="string" table:number-columns-spanned="4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table-cell table:style-name="ce189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</table:table>
      <table:named-expressions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6" table:base-cell-address="$Manage_Tags.$G$64" table:expression="$ontologies.$b$#ref!:$h$#ref!"/>
        <table:named-expression table:name="ADM_07" table:base-cell-address="$Manage_Tags.$G$77" table:expression="$ontologies.$b$#ref!:$h$#ref!"/>
        <table:named-expression table:name="ADM_08" table:base-cell-address="$Manage_Tags.$G$82" table:expression="$ontologies.$b$#ref!:$h$#ref!"/>
        <table:named-expression table:name="ADM_09" table:base-cell-address="$Manage_Categories.$A$88" table:expression="$ontologies.$b$#ref!:$h$#ref!"/>
        <table:named-range table:name="ADM_29" table:base-cell-address="$Manage_Template.$G$240" table:cell-range-address="$Manage_Drive.$B$38:.$H$50"/>
        <table:named-range table:name="ADM_28" table:base-cell-address="$Manage_Template.$G$238" table:cell-range-address="$Manage_Drive.$B$36:.$H$37"/>
        <table:named-range table:name="ADM_27" table:base-cell-address="$Manage_Template.$G$235" table:cell-range-address="$Manage_Drive.$B$33:.$H$35"/>
        <table:named-range table:name="ADM_26" table:base-cell-address="$Manage_Template.$G$210" table:cell-range-address="$Manage_Drive.$B$7:.$H$32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3" table:base-cell-address="$Manage_Tags.$H$59" table:expression="$#REF!.$D$#REF!:$H$#REF!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08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3-21T08:49:43</dc:date>
    <dc:language>en-US</dc:language>
    <meta:editing-cycles>422</meta:editing-cycles>
    <meta:editing-duration>PT92H18M44S</meta:editing-duration>
    <dc:creator>exoplatform </dc:creator>
    <meta:document-statistic meta:table-count="15" meta:cell-count="6851" meta:object-count="1"/>
    <meta:user-defined meta:name="Info 1"/>
    <meta:user-defined meta:name="Info 2"/>
    <meta:user-defined meta:name="Info 3"/>
    <meta:user-defined meta:name="Info 4"/>
  </office:meta>
</office:document-meta>
</file>